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19F0000176D000014AC1B959D15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5b8ff3" officeooo:paragraph-rsid="0035f1f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fo:font-size="12pt" fo:font-style="normal" style:text-underline-style="none" fo:font-weight="normal" officeooo:rsid="00800ead" officeooo:paragraph-rsid="006351c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fo:font-size="12pt" fo:font-style="normal" style:text-underline-style="none" fo:font-weight="normal" officeooo:rsid="0094cf22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9ac969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>
        <style:tab-stops/>
      </style:paragraph-properties>
      <style:text-properties style:font-name="Linux Libertine" fo:font-size="28pt" fo:font-style="normal" fo:font-weight="normal" officeooo:rsid="004da481" officeooo:paragraph-rsid="004da481" style:font-name-asian="DejaVu Sans2" style:font-size-asian="16.1000003814697pt" style:font-weight-asian="bold" style:font-name-complex="Lohit Hindi" style:font-size-complex="16.1000003814697pt" style:font-weight-complex="bold"/>
    </style:style>
    <style:style style:name="P7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602090" officeooo:paragraph-rsid="006250a6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602090" officeooo:paragraph-rsid="00625b0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602090" officeooo:paragraph-rsid="0062bd9b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1a63c" officeooo:paragraph-rsid="0081a63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1a63c" officeooo:paragraph-rsid="0082300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1a63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2300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6351c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00ead" officeooo:paragraph-rsid="008d5ce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00ead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3008" officeooo:paragraph-rsid="006351c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f735" officeooo:paragraph-rsid="006351c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d0d14" officeooo:paragraph-rsid="008d0d1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d0d14" officeooo:paragraph-rsid="006351c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d0d14" officeooo:paragraph-rsid="008d0d1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98093" officeooo:paragraph-rsid="006351c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b0de2" officeooo:paragraph-rsid="006351c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d5ce1" officeooo:paragraph-rsid="008d5ce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8d5ce1" officeooo:paragraph-rsid="008d0d1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90041f" officeooo:paragraph-rsid="0090041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90041f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0041f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933763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33763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1587e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4cf22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75f12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56d6a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9ac969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9ac969" officeooo:paragraph-rsid="0065af7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9ac969" officeooo:paragraph-rsid="0066548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d078a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bold" officeooo:rsid="009ac969" officeooo:paragraph-rsid="0065af77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Math_20_text">
      <style:paragraph-properties fo:text-align="start" style:justify-single-word="false"/>
      <style:text-properties fo:color="#999999" style:text-position="0% 100%" fo:font-size="12pt" fo:font-style="normal" style:text-underline-style="none" fo:font-weight="normal" officeooo:rsid="009ac969" officeooo:paragraph-rsid="0065af77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Math_20_text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602090" officeooo:paragraph-rsid="00625b0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1a63c" officeooo:paragraph-rsid="0082300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00ead" officeooo:paragraph-rsid="006351cb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d0d14" officeooo:paragraph-rsid="008d0d1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98093" officeooo:paragraph-rsid="006351c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90041f" officeooo:paragraph-rsid="0064c9f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Math_20_text">
      <style:paragraph-properties fo:text-align="start" style:justify-single-word="false" fo:break-before="page"/>
      <style:text-properties style:use-window-font-color="true" style:text-position="0% 100%" fo:font-size="12pt" fo:font-style="normal" style:text-underline-style="none" fo:font-weight="normal" officeooo:rsid="009ac969" officeooo:paragraph-rsid="0065af77" style:font-size-asian="12pt" style:font-style-asian="normal" style:font-weight-asian="normal" style:font-size-complex="12pt" style:font-style-complex="normal" style:font-weight-complex="normal"/>
    </style:style>
    <style:style style:name="P49" style:family="paragraph">
      <style:paragraph-properties fo:text-align="center"/>
    </style:style>
    <style:style style:name="T1" style:family="text">
      <style:text-properties style:text-position="sub 58%" officeooo:rsid="006250a6"/>
    </style:style>
    <style:style style:name="T2" style:family="text">
      <style:text-properties style:text-position="sub 58%" officeooo:rsid="00625b03"/>
    </style:style>
    <style:style style:name="T3" style:family="text">
      <style:text-properties style:text-position="sub 58%" officeooo:rsid="0062bd9b"/>
    </style:style>
    <style:style style:name="T4" style:family="text">
      <style:text-properties style:text-position="sub 58%" officeooo:rsid="0091587e"/>
    </style:style>
    <style:style style:name="T5" style:family="text">
      <style:text-properties style:text-position="sub 58%" officeooo:rsid="00933763"/>
    </style:style>
    <style:style style:name="T6" style:family="text">
      <style:text-properties style:text-position="sub 58%" officeooo:rsid="0065af77"/>
    </style:style>
    <style:style style:name="T7" style:family="text">
      <style:text-properties style:text-position="sub 58%" officeooo:rsid="0066548e"/>
    </style:style>
    <style:style style:name="T8" style:family="text">
      <style:text-properties fo:color="#999999" officeooo:rsid="0087f735"/>
    </style:style>
    <style:style style:name="T9" style:family="text">
      <style:text-properties fo:color="#999999" officeooo:rsid="0091587e"/>
    </style:style>
    <style:style style:name="T10" style:family="text">
      <style:text-properties fo:color="#999999" officeooo:rsid="0065af77"/>
    </style:style>
    <style:style style:name="T11" style:family="text">
      <style:text-properties style:text-position="super 58%" officeooo:rsid="0062bd9b"/>
    </style:style>
    <style:style style:name="T12" style:family="text">
      <style:text-properties style:text-position="super 58%" officeooo:rsid="0081a63c"/>
    </style:style>
    <style:style style:name="T13" style:family="text">
      <style:text-properties style:text-position="super 58%" style:font-name="DejaVu Sans1" officeooo:rsid="0081a63c" style:font-name-asian="DejaVu Sans Mono" style:font-name-complex="DejaVu Sans Mono"/>
    </style:style>
    <style:style style:name="T14" style:family="text">
      <style:text-properties style:text-position="super 58%" officeooo:rsid="00823008"/>
    </style:style>
    <style:style style:name="T15" style:family="text">
      <style:text-properties style:text-position="super 58%" officeooo:rsid="0091587e"/>
    </style:style>
    <style:style style:name="T16" style:family="text">
      <style:text-properties style:text-position="super 58%" officeooo:rsid="009d078a"/>
    </style:style>
    <style:style style:name="T17" style:family="text">
      <style:text-properties style:text-position="super 58%" officeooo:rsid="0065af77"/>
    </style:style>
    <style:style style:name="T18" style:family="text">
      <style:text-properties style:text-position="super 58%" officeooo:rsid="0066548e"/>
    </style:style>
    <style:style style:name="T19" style:family="text">
      <style:text-properties style:font-name="DejaVu Sans1" officeooo:rsid="00823008" style:font-name-asian="DejaVu Sans Mono" style:font-name-complex="DejaVu Sans Mono"/>
    </style:style>
    <style:style style:name="T20" style:family="text">
      <style:text-properties style:font-name="DejaVu Sans1" officeooo:rsid="0081a63c" style:font-name-asian="DejaVu Sans Mono" style:font-name-complex="DejaVu Sans Mono"/>
    </style:style>
    <style:style style:name="T21" style:family="text">
      <style:text-properties style:font-name="DejaVu Sans1" officeooo:rsid="006351cb" style:font-name-asian="DejaVu Sans Mono" style:font-name-complex="DejaVu Sans Mono"/>
    </style:style>
    <style:style style:name="T22" style:family="text">
      <style:text-properties style:font-name="DejaVu Sans1" officeooo:rsid="006351cb" style:font-name-asian="DejaVu Sans Mono" style:font-name-complex="DejaVu Sans Mono" style:text-overline-style="solid" style:text-overline-width="auto" style:text-overline-color="font-color"/>
    </style:style>
    <style:style style:name="T23" style:family="text">
      <style:text-properties fo:font-weight="bold" officeooo:rsid="006250a6" style:font-weight-asian="bold" style:font-weight-complex="bold"/>
    </style:style>
    <style:style style:name="T24" style:family="text">
      <style:text-properties officeooo:rsid="006250a6"/>
    </style:style>
    <style:style style:name="T25" style:family="text">
      <style:text-properties style:text-position="0% 100%" officeooo:rsid="0065af77"/>
    </style:style>
    <style:style style:name="T26" style:family="text">
      <style:text-properties style:text-position="0% 100%" officeooo:rsid="0066548e"/>
    </style:style>
    <style:style style:name="T27" style:family="text">
      <style:text-properties officeooo:rsid="00625b03"/>
    </style:style>
    <style:style style:name="T28" style:family="text">
      <style:text-properties officeooo:rsid="0062bd9b"/>
    </style:style>
    <style:style style:name="T29" style:family="text">
      <style:text-properties officeooo:rsid="0081a63c"/>
    </style:style>
    <style:style style:name="T30" style:family="text">
      <style:text-properties officeooo:rsid="00823008"/>
    </style:style>
    <style:style style:name="T31" style:family="text">
      <style:text-properties officeooo:rsid="006351cb"/>
    </style:style>
    <style:style style:name="T32" style:family="text">
      <style:text-properties officeooo:rsid="0087f735"/>
    </style:style>
    <style:style style:name="T33" style:family="text">
      <style:text-properties officeooo:rsid="00898093"/>
    </style:style>
    <style:style style:name="T34" style:family="text">
      <style:text-properties officeooo:rsid="008b0de2"/>
    </style:style>
    <style:style style:name="T35" style:family="text">
      <style:text-properties fo:color="#4c4c4c" officeooo:rsid="00898093"/>
    </style:style>
    <style:style style:name="T36" style:family="text">
      <style:text-properties officeooo:rsid="00975f12" style:text-overline-style="solid" style:text-overline-width="auto" style:text-overline-color="font-color"/>
    </style:style>
    <style:style style:name="T37" style:family="text">
      <style:text-properties officeooo:rsid="0094cf22" style:text-overline-style="solid" style:text-overline-width="auto" style:text-overline-color="font-color"/>
    </style:style>
    <style:style style:name="T38" style:family="text">
      <style:text-properties officeooo:rsid="008d5ce1"/>
    </style:style>
    <style:style style:name="T39" style:family="text">
      <style:text-properties officeooo:rsid="0090041f"/>
    </style:style>
    <style:style style:name="T40" style:family="text">
      <style:text-properties officeooo:rsid="0091587e"/>
    </style:style>
    <style:style style:name="T41" style:family="text">
      <style:text-properties officeooo:rsid="00956d6a"/>
    </style:style>
    <style:style style:name="T42" style:family="text">
      <style:text-properties officeooo:rsid="00933763"/>
    </style:style>
    <style:style style:name="T43" style:family="text">
      <style:text-properties officeooo:rsid="00975f12"/>
    </style:style>
    <style:style style:name="T44" style:family="text">
      <style:text-properties officeooo:rsid="0094cf22"/>
    </style:style>
    <style:style style:name="T45" style:family="text">
      <style:text-properties officeooo:rsid="0094cf22" style:text-overline-style="long-dash" style:text-overline-width="auto" style:text-overline-color="font-color"/>
    </style:style>
    <style:style style:name="T46" style:family="text">
      <style:text-properties officeooo:rsid="0064c9fa"/>
    </style:style>
    <style:style style:name="T47" style:family="text">
      <style:text-properties officeooo:rsid="009d078a"/>
    </style:style>
    <style:style style:name="T48" style:family="text">
      <style:text-properties officeooo:rsid="009dc768"/>
    </style:style>
    <style:style style:name="T49" style:family="text">
      <style:text-properties style:text-underline-style="dotted" style:text-underline-width="bold" style:text-underline-color="font-color" officeooo:rsid="009dc768"/>
    </style:style>
    <style:style style:name="T50" style:family="text">
      <style:text-properties style:text-underline-style="solid" style:text-underline-width="auto" style:text-underline-color="font-color" officeooo:rsid="009dc768" style:text-overline-style="long-dash" style:text-overline-width="auto" style:text-overline-color="font-color"/>
    </style:style>
    <style:style style:name="T51" style:family="text">
      <style:text-properties style:text-underline-style="solid" style:text-underline-width="auto" style:text-underline-color="font-color" officeooo:rsid="009dc768"/>
    </style:style>
    <style:style style:name="T52" style:family="text">
      <style:text-properties officeooo:rsid="0065af77"/>
    </style:style>
    <style:style style:name="T53" style:family="text">
      <style:text-properties officeooo:rsid="0066548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3" style:family="graphic" style:parent-style-name="Formula">
      <style:graphic-properties fo:margin-left="0cm" fo:margin-right="0cm" fo:margin-top="0.101cm" fo:margin-bottom="0cm" style:wrap="parallel" style:number-wrapped-paragraphs="no-limit" style:wrap-contour="false" style:vertical-pos="from-top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style:style style:name="gr1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fill="none" draw:textarea-horizontal-align="justify" draw:textarea-vertical-align="middle" draw:auto-grow-height="fals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ammanfattning av modul <text:span text:style-name="T24">4</text:span></text:h>
      <text:p text:style-name="P2"/>
      <text:p text:style-name="P7"><text:span text:style-name="T24">S</text:span><text:span text:style-name="T1">n</text:span><text:span text:style-name="T24"> (n ≥ 2) har hälften jämna och hälften udda permutationer.</text:span></text:p>
      <text:p text:style-name="P7"><text:span text:style-name="T24">De jämna permutationerna utgör en normal delgrupp till S</text:span><text:span text:style-name="T1">n</text:span><text:span text:style-name="T24">,</text:span></text:p>
      <text:p text:style-name="P7"><text:span text:style-name="T24">denna delgrupp kallas A</text:span><text:span text:style-name="T1">n</text:span><text:span text:style-name="T24">.</text:span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>För en n × n-matris </text:span><text:span text:style-name="T23">A</text:span><text:span text:style-name="T24">:</text:span></text:p>
      <text:p text:style-name="P7"><text:span text:style-name="T24"/></text:p>
      <text:p text:style-name="P7"><text:span text:style-name="T24"><text:tab/></text:span><text:span text:style-name="T24"><draw:frame draw:style-name="fr2" draw:name="Object1" text:anchor-type="as-char" svg:width="14.072cm" svg:height="0.915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><text:span text:style-name="T27"/></text:p>
      <text:p text:style-name="P7"><text:span text:style-name="T24">det </text:span><text:span text:style-name="T23">M</text:span><text:span text:style-name="T1">π</text:span><text:span text:style-name="T24"> = sgn π</text:span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8"><text:span text:style-name="T27">Koden C är en mängd n-tuper av 1:or och 0:or, alltså C ⊆ </text:span><text:span text:style-name="T27"><draw:frame draw:style-name="fr2" draw:name="Object2" text:anchor-type="as-char" svg:width="0.563cm" svg:height="0.61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7">, n är kodens längd.</text:span></text:p>
      <text:p text:style-name="P8"><text:span text:style-name="T27"/></text:p>
      <text:p text:style-name="P8"><text:span text:style-name="T27">Minimala avståndet, δ, för C:</text:span></text:p>
      <text:p text:style-name="P8"><text:span text:style-name="T27"/></text:p>
      <text:p text:style-name="P8"><text:span text:style-name="T27"><text:tab/>δ = min{∂(a, b) | a, b ∈ C, a ≠ b},<text:tab/><text:tab/>∂(a, b) = antalet i med a</text:span><text:span text:style-name="T2">i</text:span><text:span text:style-name="T27"> ≠ b</text:span><text:span text:style-name="T2">i</text:span></text:p>
      <text:p text:style-name="P8"><text:span text:style-name="T27"/></text:p>
      <text:p text:style-name="P8"><text:span text:style-name="T27">C är felrättande och kan upptäcka upp till δ − 1 fel,</text:span></text:p>
      <text:p text:style-name="P8"><text:span text:style-name="T27">men rätta upp till </text:span><text:span text:style-name="T27"><draw:frame draw:style-name="fr2" draw:name="Object3" text:anchor-type="as-char" svg:width="1.432cm" svg:height="1.14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7"> fel (alltså avrundat nedåt).</text:span></text:p>
      <text:p text:style-name="P8"><text:span text:style-name="T27"/></text:p>
      <text:p text:style-name="P8"><text:span text:style-name="T27"/></text:p>
      <text:p text:style-name="P8"><text:span text:style-name="T27"/></text:p>
      <text:p text:style-name="P8"><text:span text:style-name="T27">Sfärpackningssatsen:</text:span></text:p>
      <text:p text:style-name="P8"><text:span text:style-name="T27"/></text:p>
      <text:p text:style-name="P8"><text:span text:style-name="T27"><text:tab/>Om koden C har längden n och rättar upp till e fel:</text:span></text:p>
      <text:p text:style-name="P8"><text:span text:style-name="T27"/></text:p>
      <text:p text:style-name="P8"><text:span text:style-name="T27"><text:tab/><text:tab/></text:span><text:span text:style-name="T27"><draw:frame draw:style-name="fr2" draw:name="Object4" text:anchor-type="as-char" svg:width="7.107cm" svg:height="1.21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8"><text:span text:style-name="T27"/></text:p>
      <text:p text:style-name="P9"><text:span text:style-name="T28"/></text:p>
      <text:p text:style-name="P9"><text:span text:style-name="T28"/></text:p>
      <text:p text:style-name="P9"><text:span text:style-name="T28">|C| = 2</text:span><text:span text:style-name="T11">k</text:span><text:span text:style-name="T28">, k är </text:span><text:span text:style-name="T27">C</text:span><text:span text:style-name="T28">:s dimension.</text:span></text:p>
      <text:p text:style-name="P8"><text:span text:style-name="T28"/></text:p>
      <text:p text:style-name="P42"><text:span text:style-name="T27">C är en linjär kod om a, b ∈ C ⇒ a + b ∈ C.</text:span></text:p>
      <text:p text:style-name="P9"><text:span text:style-name="T28">Det vill säga </text:span><text:span text:style-name="T27">C</text:span><text:span text:style-name="T28"> är ett delrum till </text:span><text:span text:style-name="T28"><draw:frame draw:style-name="fr2" draw:name="Object5" text:anchor-type="as-char" svg:width="0.563cm" svg:height="0.61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8">, en delgrupp till </text:span><text:span text:style-name="T28"><draw:frame draw:style-name="fr2" draw:name="Object6" text:anchor-type="as-char" svg:width="1.372cm" svg:height="0.67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8">.</text:span></text:p>
      <text:p text:style-name="P9"><text:span text:style-name="T28"/></text:p>
      <text:p text:style-name="P9"><text:span text:style-name="T28">Då är minimala avståndet = minimala (nollskilda) vikten, det vill säga</text:span></text:p>
      <text:p text:style-name="P9"><text:span text:style-name="T28"/></text:p>
      <text:p text:style-name="P9"><text:span text:style-name="T28"><text:tab/>δ = w</text:span><text:span text:style-name="T3">min</text:span><text:span text:style-name="T28"> = min{w(c) | c</text:span><text:span text:style-name="T27"> ∈ C</text:span><text:span text:style-name="T28">, c ≠ 0}</text:span></text:p>
      <text:p text:style-name="P9"><text:span text:style-name="T28"/></text:p>
      <text:p text:style-name="P9"><text:span text:style-name="T28"><text:tab/>w(c), vikten för c, är antalet 1:or i c.</text:span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>Om H är en m × n-matris är C = {x </text:span><text:span text:style-name="T27">∈</text:span><text:span text:style-name="T28"> </text:span><text:span text:style-name="T28"><draw:frame draw:style-name="fr2" draw:name="Object7" text:anchor-type="as-char" svg:width="0.563cm" svg:height="0.61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8"> | Hx = 0} är en linjär kod av dimension</text:span></text:p>
      <text:p text:style-name="P9"><text:span text:style-name="T28">n − rank H. H allas kodens (paritets)kontrollmatris.</text:span></text:p>
      <text:p text:style-name="P9"><text:span text:style-name="T28"/></text:p>
      <text:p text:style-name="P9"><text:span text:style-name="T28">Om H:s alla kolonner är ≠ </text:span><text:span text:style-name="T28"><draw:frame draw:style-name="fr3" draw:name="Object8" text:anchor-type="as-char" svg:y="-0.584cm" svg:width="0.349cm" svg:height="0.563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8"> så rättar C minst ett fel.</text:span></text:p>
      <text:p text:style-name="P9"><text:span text:style-name="T28"/></text:p>
      <text:p text:style-name="P9"><text:span text:style-name="T28">z är ett kodord med fel i position i <text:s/>⇒ <text:s/>Hz = H:s i:e kolonn.</text:span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>Hammingkoder ges av en kontrollmatris H med r rader och 2</text:span><text:span text:style-name="T11">r</text:span><text:span text:style-name="T28"> − 1 kolonner,</text:span></text:p>
      <text:p text:style-name="P9"><text:span text:style-name="T28">alla olika och ≠ </text:span><text:span text:style-name="T28"><draw:frame draw:style-name="fr3" draw:name="Object9" text:anchor-type="as-char" svg:y="-0.584cm" svg:width="0.349cm" svg:height="0.563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8"> (alla som finns).</text:span></text:p>
      <text:p text:style-name="P9"><text:span text:style-name="T28"/></text:p>
      <text:p text:style-name="P9"><text:span text:style-name="T28"><text:tab/>Längd:<text:tab/><text:tab/>n = 2</text:span><text:span text:style-name="T11">r</text:span><text:span text:style-name="T28"> − 1</text:span></text:p>
      <text:p text:style-name="P9"><text:span text:style-name="T28"><text:tab/>Minimiavstånd:<text:tab/>δ = 3</text:span></text:p>
      <text:p text:style-name="P9"><text:span text:style-name="T28"><text:tab/>Dimension:<text:tab/><text:tab/>k = 2</text:span><text:span text:style-name="T11">r</text:span><text:span text:style-name="T28"> − r − 1</text:span></text:p>
      <text:p text:style-name="P9"><text:span text:style-name="T28"/></text:p>
      <text:p text:style-name="P9"><text:span text:style-name="T28">Hammingkoder ger likhet i sfärpackningstatsen, de är perfekta koder.</text:span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10">Är (det stora) talet N ett primtal?</text:p>
      <text:p text:style-name="P10"/>
      <text:p text:style-name="P10">Fermattest<text:tab/><text:tab/>(bas b, 1 &lt; b &lt; N):</text:p>
      <text:p text:style-name="P10"/>
      <text:p text:style-name="P12"><text:span text:style-name="T29"><text:tab/>Är b</text:span><text:span text:style-name="T12">N − 1</text:span><text:span text:style-name="T29"> ≡ 1 (mod N)?</text:span></text:p>
      <text:p text:style-name="P10"/>
      <text:p text:style-name="P10"><text:tab/>Nej: N är sammansatt.<text:tab/><text:tab/>Ja: Vet inte.</text:p>
      <text:p text:style-name="P10"/>
      <text:p text:style-name="P10">Pseudoprimtal, bas b:</text:p>
      <text:p text:style-name="P10"/>
      <text:p text:style-name="P10"><text:tab/>Sammansatt, klarar Fermaltestet, bas b.</text:p>
      <text:p text:style-name="P10"/>
      <text:p text:style-name="P10"><text:tab/>Exempel:<text:tab/>341 = 11 ⋅ 31,<text:tab/>bas 2</text:p>
      <text:p text:style-name="P43">Carmichaeltal:</text:p>
      <text:p text:style-name="P11"/>
      <text:p text:style-name="P13"><text:span text:style-name="T30"><text:tab/></text:span><text:span text:style-name="T29">Klarar alla Fermattest med bas b med sgd(b, N) = 1.</text:span></text:p>
      <text:p text:style-name="P10"/>
      <text:p text:style-name="P13"><text:span text:style-name="T29"><text:tab/>N är ett Carmichaeltal omm det är kvadratfritt och</text:span></text:p>
      <text:p text:style-name="P13"><text:span text:style-name="T19"><text:tab/></text:span><text:span text:style-name="T20">p | N <text:s/>⇒ <text:s/>p</text:span><text:span text:style-name="T13">−1</text:span><text:span text:style-name="T20"> | N − 1.</text:span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9">S</text:span><text:span text:style-name="T30">tarkare test:</text:span></text:p>
      <text:p text:style-name="P17"/>
      <text:p text:style-name="P17"><text:tab/>Miller–Rabins test (M–R)</text:p>
      <text:p text:style-name="P17"/>
      <text:p text:style-name="P17"><text:tab/>Förfinning av Fermattestet:</text:p>
      <text:p text:style-name="P17"/>
      <text:p text:style-name="P14"><text:span text:style-name="T30"><text:tab/><text:tab/>N − 1 = n⋅2</text:span><text:span text:style-name="T14">r</text:span><text:span text:style-name="T30">,<text:tab/>n udda, r ≥ 1 (N udda)</text:span></text:p>
      <text:p text:style-name="P17"/>
      <text:p text:style-name="P17"><text:tab/>M–R:</text:p>
      <text:p text:style-name="P17"/>
      <text:p text:style-name="P14"><text:span text:style-name="T30"><text:tab/><text:tab/></text:span><text:span text:style-name="T30"><draw:frame draw:style-name="fr4" draw:name="Object10" text:anchor-type="as-char" svg:width="2.478cm" svg:height="0.545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7"/>
      <text:p text:style-name="P14"><text:span text:style-name="T30"><text:tab/><text:tab/></text:span><text:span text:style-name="T30"><draw:frame draw:style-name="fr4" draw:name="Object11" text:anchor-type="as-char" svg:width="2.866cm" svg:height="0.69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7"/>
      <text:p text:style-name="P14"><text:span text:style-name="T30"><text:tab/><text:tab/></text:span><text:span text:style-name="T30"><draw:frame draw:style-name="fr4" draw:name="Object12" text:anchor-type="as-char" svg:width="4.711cm" svg:height="0.84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7"/>
      <text:p text:style-name="P17"><text:tab/><text:tab/><text:tab/>⋮</text:p>
      <text:p text:style-name="P17"/>
      <text:p text:style-name="P14"><text:span text:style-name="T30"><text:tab/><text:tab/></text:span><text:span text:style-name="T30"><draw:frame draw:style-name="fr4" draw:name="Object13" text:anchor-type="as-char" svg:width="3.806cm" svg:height="0.64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7"/>
      <text:p text:style-name="P17"/>
      <text:p text:style-name="P17"><text:tab/>Om N klarar Fermattestet, bas b.</text:p>
      <text:p text:style-name="P17"/>
      <text:p text:style-name="P17"><text:tab/>Om N är ett primtal</text:p>
      <text:p text:style-name="P17"/>
      <text:p text:style-name="P14"><text:span text:style-name="T30"><text:tab/><text:tab/>b</text:span><text:span text:style-name="T14">n</text:span><text:span text:style-name="T30"> ≡ 1 <text:s/>(mod N)</text:span></text:p>
      <text:p text:style-name="P17"/>
      <text:p text:style-name="P17"><text:tab/>eller</text:p>
      <text:p text:style-name="P17"/>
      <text:p text:style-name="P14"><text:span text:style-name="T30"><text:tab/><text:tab/></text:span><text:span text:style-name="T30"><draw:frame draw:style-name="fr5" draw:name="Object14" text:anchor-type="as-char" svg:y="-0.649cm" svg:width="4.119cm" svg:height="0.796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0">,<text:tab/>något i, 0 ≤ i &lt; r.</text:span></text:p>
      <text:p text:style-name="P14"><text:span text:style-name="T20"/></text:p>
      <text:p text:style-name="P44"><text:span text:style-name="T21">Satslogik</text:span></text:p>
      <text:p text:style-name="P14"><text:span text:style-name="T21"/></text:p>
      <text:p text:style-name="P14"><text:span text:style-name="T21">En sentens är en symbolsträng som kan stå för olika utsagor (påståenden).</text:span></text:p>
      <text:p text:style-name="P14"><text:span text:style-name="T21">Sentener byggs upp av atomära sentenser, konnektiv och parenteser.</text:span></text:p>
      <text:p text:style-name="P14"><text:span text:style-name="T21"/></text:p>
      <text:p text:style-name="P14"><text:span text:style-name="T21">1 = T, t, s<text:tab/>= Sant</text:span></text:p>
      <text:p text:style-name="P14"><text:span text:style-name="T21">0 = F, f, f<text:tab/>= Falskt</text:span></text:p>
      <text:p text:style-name="P14"><text:span text:style-name="T21"/></text:p>
      <text:p text:style-name="P14"><text:span text:style-name="T21"/></text:p>
      <text:p text:style-name="P14"><text:span text:style-name="T21">Sanningsvärdestabeller:</text:span></text:p>
      <text:p text:style-name="P18"><draw:line text:anchor-type="paragraph" draw:z-index="15" draw:style-name="gr1" draw:text-style-name="P49" svg:x1="3.33cm" svg:y1="2.632cm" svg:x2="3.33cm" svg:y2="0.427cm"><text:p/></draw:line></text:p>
      <text:p text:style-name="P18"><text:tab/><text:tab/>p<text:tab/>¬p</text:p>
      <text:p text:style-name="P18"><draw:line text:anchor-type="paragraph" draw:z-index="14" draw:style-name="gr1" draw:text-style-name="P49" svg:x1="2.351cm" svg:y1="0.233cm" svg:x2="4.552cm" svg:y2="0.233cm"><text:p/></draw:line></text:p>
      <text:p text:style-name="P18"><text:tab/><text:tab/>1<text:tab/> 0<text:span text:style-name="T31"><text:tab/><text:tab/></text:span></text:p>
      <text:p text:style-name="P18"><text:tab/><text:tab/>0<text:tab/> 1</text:p>
      <text:p text:style-name="P18"/>
      <text:p text:style-name="P18"/>
      <text:p text:style-name="P18"><draw:line text:anchor-type="paragraph" draw:z-index="17" draw:style-name="gr1" draw:text-style-name="P49" svg:x1="5.278cm" svg:y1="5.629cm" svg:x2="5.278cm" svg:y2="0.443cm"><text:p/></draw:line></text:p>
      <text:p text:style-name="P14"><text:span text:style-name="T32"><text:tab/><text:tab/>p<text:tab/>q<text:tab/><text:tab/>p </text:span><text:span text:style-name="T29">∧</text:span><text:span text:style-name="T32"> q<text:tab/><text:tab/>p </text:span><text:span text:style-name="T29">∨</text:span><text:span text:style-name="T32"> q<text:tab/><text:tab/>p </text:span><text:span text:style-name="T29">→</text:span><text:span text:style-name="T32"> q<text:tab/><text:tab/>p </text:span><text:span text:style-name="T29">↔</text:span><text:span text:style-name="T32"> q</text:span></text:p>
      <text:p text:style-name="P18"/>
      <text:p text:style-name="P18"><draw:line text:anchor-type="paragraph" draw:z-index="16" draw:style-name="gr1" draw:text-style-name="P49" svg:x1="2.351cm" svg:y1="0.004cm" svg:x2="15.183cm" svg:y2="0.004cm"><text:p/></draw:line></text:p>
      <text:p text:style-name="P18"><text:tab/><text:tab/>1<text:tab/>1<text:tab/><text:tab/> <text:s text:c="2"/>1<text:tab/><text:tab/> <text:s text:c="2"/>1<text:tab/><text:tab/> <text:s text:c="2"/>1<text:tab/><text:tab/> <text:s text:c="2"/>1</text:p>
      <text:p text:style-name="P14"/>
      <text:p text:style-name="P18"><text:tab/><text:tab/>1<text:tab/>0<text:tab/><text:tab/> <text:s text:c="2"/>0<text:tab/><text:tab/> <text:s text:c="2"/>1<text:tab/><text:tab/> <text:s text:c="2"/>0<text:tab/><text:tab/> <text:s text:c="2"/>0</text:p>
      <text:p text:style-name="P18"/>
      <text:p text:style-name="P18"><text:tab/><text:tab/>0<text:tab/>1<text:tab/><text:tab/> <text:s text:c="2"/>0<text:tab/><text:tab/> <text:s text:c="2"/>1<text:tab/><text:tab/> <text:s text:c="2"/>1<text:tab/><text:tab/> <text:s text:c="2"/>0</text:p>
      <text:p text:style-name="P18"/>
      <text:p text:style-name="P18"><text:tab/><text:tab/>0<text:tab/>0<text:tab/><text:tab/> <text:s text:c="2"/>0<text:tab/><text:tab/> <text:s text:c="2"/>0<text:tab/><text:tab/> <text:s text:c="2"/>1<text:tab/><text:tab/> <text:s text:c="2"/>1</text:p>
      <text:p text:style-name="P18"/>
      <text:p text:style-name="P18"/>
      <text:p text:style-name="P18"/>
      <text:p text:style-name="P18"/>
      <text:p text:style-name="P14"><text:span text:style-name="T32">p </text:span><text:span text:style-name="T29">∧</text:span><text:span text:style-name="T32"> q:<text:tab/>1 omm båda 1<text:tab/><text:tab/></text:span><text:span text:style-name="T8">»båda sanna»</text:span></text:p>
      <text:p text:style-name="P18"/>
      <text:p text:style-name="P14"><text:span text:style-name="T32">p </text:span><text:span text:style-name="T29">∨</text:span><text:span text:style-name="T32"> q:<text:tab/>0 omm båda 0<text:tab/><text:tab/></text:span><text:span text:style-name="T8">»någon sann»</text:span></text:p>
      <text:p text:style-name="P14"><text:span text:style-name="T32"/></text:p>
      <text:p text:style-name="P14"><text:span text:style-name="T32">p </text:span><text:span text:style-name="T29">→</text:span><text:span text:style-name="T32"> q:<text:tab/>0 omm (1, 0)<text:tab/><text:tab/></text:span><text:span text:style-name="T8">»q minst lika sann som p»</text:span></text:p>
      <text:p text:style-name="P14"><text:span text:style-name="T32"/></text:p>
      <text:p text:style-name="P14"><text:span text:style-name="T32">p </text:span><text:span text:style-name="T29">↔</text:span><text:span text:style-name="T32"> q:<text:tab/>1 omm lika<text:tab/><text:tab/><text:tab/></text:span><text:span text:style-name="T8">»p och q lika sanna»</text:span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20"><text:span text:style-name="T31">K</text:span>ontraposition<text:span text:style-name="T31">:</text:span><text:tab/>p → q <text:s/>≡ <text:s/>¬p → ¬q</text:p>
      <text:p text:style-name="P20"><text:span text:style-name="T21">Omvändning:<text:tab/>p → q <text:s/>≢ <text:s/>q → p</text:span></text:p>
      <text:p text:style-name="P46">Sanningsvärdestabeller för “större” sentenser</text:p>
      <text:p text:style-name="P22"/>
      <text:p text:style-name="P22"><draw:line text:anchor-type="paragraph" draw:z-index="18" draw:style-name="gr1" draw:text-style-name="P49" svg:x1="3.373cm" svg:y1="8.514cm" svg:x2="3.373cm" svg:y2="0.233cm"><text:p/></draw:line><draw:line text:anchor-type="paragraph" draw:z-index="22" draw:style-name="gr1" draw:text-style-name="P49" svg:x1="8.664cm" svg:y1="8.567cm" svg:x2="8.664cm" svg:y2="0.286cm"><text:p/></draw:line></text:p>
      <text:p text:style-name="P14"><text:span text:style-name="T33"><text:tab/><text:tab/><text:tab/></text:span><text:span text:style-name="T34"> <text:s text:c="3"/></text:span><text:span text:style-name="T35">C → (A ∧ ¬B)</text:span></text:p>
      <text:p text:style-name="P14"><text:span text:style-name="T33"><text:tab/></text:span><text:span text:style-name="T34"> </text:span><text:span text:style-name="T33">A</text:span><text:span text:style-name="T34"> <text:s/></text:span><text:span text:style-name="T33">B</text:span><text:span text:style-name="T34"> <text:s/></text:span><text:span text:style-name="T33">C<text:tab/></text:span><text:span text:style-name="T34"> <text:s text:c="3"/></text:span><text:span text:style-name="T33">C → A ∧ ¬B<text:tab/><text:tab/><text:tab/>(C → A) ∧ ¬(B ∧ C)</text:span></text:p>
      <text:p text:style-name="P22"><draw:line text:anchor-type="paragraph" draw:z-index="19" draw:style-name="gr1" draw:text-style-name="P49" svg:x1="0.896cm" svg:y1="0.411cm" svg:x2="14.549cm" svg:y2="0.411cm"><text:p/></draw:line></text:p>
      <text:p text:style-name="P22"><draw:custom-shape text:anchor-type="paragraph" draw:z-index="20" draw:style-name="gr2" svg:width="0.768cm" svg:height="6.139cm" svg:x="4.309cm" svg:y="0.162cm"><text:p/><draw:enhanced-geometry svg:viewBox="0 0 21600 21600" draw:type="rectangle" draw:enhanced-path="M 0 0 L 21600 0 21600 21600 0 21600 0 0 Z N"/></draw:custom-shape><draw:custom-shape text:anchor-type="paragraph" draw:z-index="21" draw:style-name="gr2" svg:width="0.768cm" svg:height="6.139cm" svg:x="11.045cm" svg:y="0.162cm"><text:p/><draw:enhanced-geometry svg:viewBox="0 0 21600 21600" draw:type="rectangle" draw:enhanced-path="M 0 0 L 21600 0 21600 21600 0 21600 0 0 Z N"/></draw:custom-shape></text:p>
      <text:p text:style-name="P14"><text:span text:style-name="T33"><text:tab/></text:span><text:span text:style-name="T34"> </text:span><text:span text:style-name="T33">1</text:span><text:span text:style-name="T34"> <text:s/></text:span><text:span text:style-name="T33">1</text:span><text:span text:style-name="T34"> <text:s/></text:span><text:span text:style-name="T33">1<text:tab/></text:span><text:span text:style-name="T34"> <text:s text:c="5"/></text:span><text:span text:style-name="T33">0<text:tab/></text:span><text:span text:style-name="T34"> <text:s text:c="5"/></text:span><text:span text:style-name="T33">0<text:tab/></text:span><text:span text:style-name="T34"> <text:s text:c="5"/></text:span><text:span text:style-name="T33">0<text:tab/><text:tab/><text:tab/>1<text:tab/>0<text:tab/>0<text:tab/>1</text:span></text:p>
      <text:p text:style-name="P14"><text:span text:style-name="T33"><text:tab/></text:span><text:span text:style-name="T34"> </text:span><text:span text:style-name="T33">1</text:span><text:span text:style-name="T34"> <text:s/></text:span><text:span text:style-name="T33">1</text:span><text:span text:style-name="T34"> <text:s/></text:span><text:span text:style-name="T33">0<text:tab/></text:span><text:span text:style-name="T34"> <text:s text:c="5"/>1<text:tab/> <text:s text:c="5"/>0<text:tab/> <text:s text:c="5"/>0<text:tab/><text:tab/><text:tab/>1<text:tab/>1<text:tab/>1<text:tab/>0</text:span></text:p>
      <text:p text:style-name="P22"/>
      <text:p text:style-name="P14"><text:span text:style-name="T33"><text:tab/></text:span><text:span text:style-name="T34"> </text:span><text:span text:style-name="T33">1</text:span><text:span text:style-name="T34"> <text:s/></text:span><text:span text:style-name="T33">0</text:span><text:span text:style-name="T34"> <text:s/></text:span><text:span text:style-name="T33">1<text:tab/></text:span><text:span text:style-name="T34"> <text:s text:c="5"/>1<text:tab/> <text:s text:c="5"/>1<text:tab/> <text:s text:c="5"/>1<text:tab/><text:tab/><text:tab/>1<text:tab/>1<text:tab/>1<text:tab/>0</text:span></text:p>
      <text:p text:style-name="P14"><text:span text:style-name="T33"><text:tab/></text:span><text:span text:style-name="T34"> </text:span><text:span text:style-name="T33">1</text:span><text:span text:style-name="T34"> <text:s/></text:span><text:span text:style-name="T33">0</text:span><text:span text:style-name="T34"> <text:s/></text:span><text:span text:style-name="T33">0<text:tab/></text:span><text:span text:style-name="T34"> <text:s text:c="5"/>1<text:tab/> <text:s text:c="5"/>1<text:tab/> <text:s text:c="5"/>1<text:tab/><text:tab/><text:tab/>1<text:tab/>1<text:tab/>1<text:tab/>0</text:span></text:p>
      <text:p text:style-name="P22"/>
      <text:p text:style-name="P14"><text:span text:style-name="T33"><text:tab/></text:span><text:span text:style-name="T34"> </text:span><text:span text:style-name="T33">0</text:span><text:span text:style-name="T34"> <text:s/></text:span><text:span text:style-name="T33">1</text:span><text:span text:style-name="T34"> <text:s/></text:span><text:span text:style-name="T33">1<text:tab/></text:span><text:span text:style-name="T34"> <text:s text:c="5"/>0<text:tab/> <text:s text:c="5"/>0<text:tab/> <text:s text:c="5"/>0<text:tab/><text:tab/><text:tab/>0<text:tab/>0<text:tab/>0<text:tab/>1</text:span></text:p>
      <text:p text:style-name="P14"><text:span text:style-name="T33"><text:tab/></text:span><text:span text:style-name="T34"> </text:span><text:span text:style-name="T33">0</text:span><text:span text:style-name="T34"> <text:s/></text:span><text:span text:style-name="T33">1</text:span><text:span text:style-name="T34"> <text:s/></text:span><text:span text:style-name="T33">0<text:tab/></text:span><text:span text:style-name="T34"> <text:s text:c="5"/>1<text:tab/> <text:s text:c="5"/>0<text:tab/> <text:s text:c="5"/>0<text:tab/><text:tab/><text:tab/>1<text:tab/>1<text:tab/>1<text:tab/>0</text:span></text:p>
      <text:p text:style-name="P22"/>
      <text:p text:style-name="P14"><text:span text:style-name="T33"><text:tab/></text:span><text:span text:style-name="T34"> </text:span><text:span text:style-name="T33">0</text:span><text:span text:style-name="T34"> <text:s/></text:span><text:span text:style-name="T33">0</text:span><text:span text:style-name="T34"> <text:s/></text:span><text:span text:style-name="T33">1<text:tab/></text:span><text:span text:style-name="T34"> <text:s text:c="5"/>0<text:tab/> <text:s text:c="5"/>0<text:tab/> <text:s text:c="5"/>1<text:tab/><text:tab/><text:tab/>0<text:tab/>0<text:tab/>1<text:tab/>0</text:span></text:p>
      <text:p text:style-name="P14"><text:span text:style-name="T33"><text:tab/></text:span><text:span text:style-name="T34"> </text:span><text:span text:style-name="T33">0</text:span><text:span text:style-name="T34"> <text:s/></text:span><text:span text:style-name="T33">0</text:span><text:span text:style-name="T34"> <text:s/></text:span><text:span text:style-name="T33">0<text:tab/></text:span><text:span text:style-name="T34"> <text:s text:c="5"/>1<text:tab/> <text:s text:c="5"/>0<text:tab/> <text:s text:c="5"/>1<text:tab/><text:tab/><text:tab/>1<text:tab/>1<text:tab/>1<text:tab/>0</text:span></text:p>
      <text:p text:style-name="P22"><draw:line text:anchor-type="paragraph" draw:z-index="23" draw:style-name="gr1" draw:text-style-name="P49" svg:x1="7.209cm" svg:y1="1.485cm" svg:x2="7.209cm" svg:y2="0.268cm"><text:p/></draw:line><draw:line text:anchor-type="paragraph" draw:z-index="24" draw:style-name="gr1" draw:text-style-name="P49" svg:x1="5.992cm" svg:y1="2.385cm" svg:x2="5.992cm" svg:y2="0.242cm"><text:p/></draw:line><draw:line text:anchor-type="paragraph" draw:z-index="25" draw:style-name="gr1" draw:text-style-name="P49" svg:x1="4.701cm" svg:y1="3.338cm" svg:x2="4.701cm" svg:y2="0.242cm"><text:p/></draw:line><draw:line text:anchor-type="paragraph" draw:z-index="26" draw:style-name="gr1" draw:text-style-name="P49" svg:x1="13.945cm" svg:y1="1.485cm" svg:x2="13.945cm" svg:y2="0.268cm"><text:p/></draw:line><draw:line text:anchor-type="paragraph" draw:z-index="27" draw:style-name="gr1" draw:text-style-name="P49" svg:x1="12.728cm" svg:y1="2.385cm" svg:x2="12.728cm" svg:y2="0.242cm"><text:p/></draw:line><draw:line text:anchor-type="paragraph" draw:z-index="28" draw:style-name="gr1" draw:text-style-name="P49" svg:x1="11.437cm" svg:y1="3.338cm" svg:x2="11.437cm" svg:y2="0.242cm"><text:p/></draw:line><draw:line text:anchor-type="paragraph" draw:z-index="29" draw:style-name="gr1" draw:text-style-name="P49" svg:x1="10.183cm" svg:y1="1.485cm" svg:x2="10.183cm" svg:y2="0.268cm"><text:p/></draw:line></text:p>
      <text:p text:style-name="P22"/>
      <text:p text:style-name="P23"/>
      <text:p text:style-name="P14"><text:span text:style-name="T34"><text:tab/><text:tab/><text:tab/><text:tab/><text:tab/> <text:s text:c="4"/>¬B<text:tab/> <text:s text:c="5"/></text:span><text:span text:style-name="T33">C → A</text:span><text:span text:style-name="T34"><text:tab/><text:tab/> <text:s text:c="5"/></text:span><text:span text:style-name="T33">B ∧ C</text:span><text:span text:style-name="T34"><text:tab/><text:tab/> <text:s text:c="3"/>(1)</text:span></text:p>
      <text:p text:style-name="P23"/>
      <text:p text:style-name="P14"><text:span text:style-name="T34"><text:tab/><text:tab/><text:tab/><text:tab/> <text:s/></text:span><text:span text:style-name="T33">A ∧ ¬B</text:span><text:span text:style-name="T34"><text:tab/><text:tab/><text:tab/><text:tab/> <text:s text:c="3"/></text:span><text:span text:style-name="T33">¬(B ∧ C)</text:span><text:span text:style-name="T34"><text:tab/><text:tab/><text:tab/> <text:s text:c="3"/>(2)</text:span></text:p>
      <text:p text:style-name="P23"/>
      <text:p text:style-name="P23"><text:tab/><text:tab/><text:tab/> <text:s text:c="3"/>hela<text:tab/><text:tab/><text:tab/><text:tab/> <text:s text:c="6"/>hela<text:tab/><text:tab/><text:tab/><text:tab/> <text:s text:c="3"/>(3)</text:p>
      <text:p text:style-name="P23"/>
      <text:p text:style-name="P23"/>
      <text:p text:style-name="P23"/>
      <text:p text:style-name="P20">Observera att i exemplet får båda sentenserna samma sanningsvärden i alla tolkningar (alla rader). Vi säger att sentenserna är logiskt ekvivalenta.</text:p>
      <text:p text:style-name="P20"/>
      <text:p text:style-name="P20"/>
      <text:p text:style-name="P20"><text:tab/><text:tab/><text:tab/>C → A ∧ ¬B <text:s/>≡ <text:s/>(C → A) ∧ ¬(B ∧ C)</text:p>
      <text:p text:style-name="P20"><draw:line text:anchor-type="paragraph" draw:z-index="30" draw:style-name="gr1" draw:text-style-name="P49" svg:x1="7.526cm" svg:y1="0.876cm" svg:x2="6.907cm" svg:y2="0.021cm"><text:p/></draw:line></text:p>
      <text:p text:style-name="P20"/>
      <text:p text:style-name="P20"><text:span text:style-name="T21"><text:tab/><text:tab/><text:tab/><text:tab/><text:tab/><text:tab/>(⇔ i boken;<text:tab/>= för +, ⋅, </text:span><text:span text:style-name="T22"><text:s text:c="2"/></text:span><text:span text:style-name="T21"><text:s/>-notationen)</text:span></text:p>
      <text:p text:style-name="P20"><text:span text:style-name="T21"/></text:p>
      <text:p text:style-name="P45">Boolesk algebra, enkla logiska ekvivalenser</text:p>
      <text:p text:style-name="P19"/>
      <text:p text:style-name="P19"/>
      <text:p text:style-name="P21"><draw:frame draw:style-name="fr4" draw:name="Object15" text:anchor-type="as-char" svg:width="16.355cm" svg:height="3.212cm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5"/>
      <text:p text:style-name="P25"/>
      <text:p text:style-name="P25"><draw:frame draw:style-name="fr4" draw:name="Object16" text:anchor-type="as-char" svg:width="8.102cm" svg:height="2.138cm" draw:z-index="3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5"/>
      <text:p text:style-name="P25"/>
      <text:p text:style-name="P15"><draw:line text:anchor-type="paragraph" draw:z-index="39" draw:style-name="gr1" draw:text-style-name="P49" svg:x1="3.727cm" svg:y1="2.232cm" svg:x2="1.298cm" svg:y2="1.609cm"><text:p/></draw:line><draw:line text:anchor-type="paragraph" draw:z-index="40" draw:style-name="gr1" draw:text-style-name="P49" svg:x1="7.463cm" svg:y1="1.608cm" svg:x2="2.886cm" svg:y2="0.753cm"><text:p/></draw:line><text:span text:style-name="T38"><draw:frame draw:style-name="fr4" draw:name="Object17" text:anchor-type="as-char" svg:width="7.465cm" svg:height="1.61cm" draw:z-index="3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8"><text:tab/></text:span></text:p>
      <text:p text:style-name="P24"><text:tab/><text:tab/><text:tab/><text:tab/><text:tab/><text:tab/>Alltid falsk (falsum)</text:p>
      <text:p text:style-name="P24"><text:tab/><text:tab/><text:tab/>Alltid sann (verum)</text:p>
      <text:p text:style-name="P24"/>
      <text:p text:style-name="P24"/>
      <text:p text:style-name="P24"/>
      <text:p text:style-name="P24"/>
      <text:p text:style-name="P24">Annat skrivsätt<text:tab/><text:tab/>(x⋅y skrivs oftast xy)</text:p>
      <text:p text:style-name="P24"/>
      <text:p text:style-name="P24"><draw:frame draw:style-name="fr4" draw:name="Object18" text:anchor-type="as-char" svg:width="15.367cm" svg:height="3.214cm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/>
      <text:p text:style-name="P24"><draw:frame draw:style-name="fr4" draw:name="Object19" text:anchor-type="as-char" svg:width="4.584cm" svg:height="0.529cm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4"/>
      <text:p text:style-name="P24"><draw:frame draw:style-name="fr4" draw:name="Object20" text:anchor-type="as-char" svg:width="6.849cm" svg:height="1.61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6"/>
      <text:p text:style-name="P24"/>
      <text:p text:style-name="P16"><text:span text:style-name="T39">Notera att </text:span><text:span text:style-name="T39"><draw:frame draw:style-name="fr6" draw:name="Object21" text:anchor-type="as-char" svg:width="1.834cm" svg:height="0.49cm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9"> och </text:span><text:span text:style-name="T39"><draw:frame draw:style-name="fr6" draw:name="Object22" text:anchor-type="as-char" svg:width="1.783cm" svg:height="0.49cm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6"><text:tab/><text:tab/><text:tab/></text:span><text:span text:style-name="T42">+ är inte likadan som i ℤ</text:span><text:span text:style-name="T5">2</text:span><text:span text:style-name="T42">.</text:span></text:p>
      <text:p text:style-name="P24"><text:span text:style-name="T21"/></text:p>
      <text:p text:style-name="P47"><text:span text:style-name="T40">0-ställiga </text:span><text:span text:style-name="T9">(en. nullary)</text:span><text:span text:style-name="T40"> konnektiv:<text:tab/><text:tab/>⊥<text:tab/>⊤</text:span></text:p>
      <text:p text:style-name="P31"/>
      <text:p text:style-name="P28"><text:span text:style-name="T40">1-ställiga </text:span><text:span text:style-name="T9">(en. unary)</text:span><text:span text:style-name="T40"> konnektiv:<text:tab/><text:tab/>¬</text:span></text:p>
      <text:p text:style-name="P31"/>
      <text:p text:style-name="P28"><text:span text:style-name="T40">2-ställiga </text:span><text:span text:style-name="T9">(en. binary)</text:span><text:span text:style-name="T40"> konnektiv:<text:tab/><text:tab/>∧<text:tab/>∨<text:tab/>→<text:tab/>↔</text:span></text:p>
      <text:p text:style-name="P31"/>
      <text:p text:style-name="P31"/>
      <text:p text:style-name="P31"/>
      <text:p text:style-name="P28"><draw:custom-shape text:anchor-type="paragraph" draw:z-index="41" draw:style-name="gr3" draw:text-style-name="P49" svg:width="0.428cm" svg:height="1.271cm" draw:transform="rotate (1.5707963267946) translate (7.23018055555556cm 0.9895416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0">𝔹</text:span><text:span text:style-name="T4">n</text:span><text:span text:style-name="T40"> = {0, 1}</text:span><text:span text:style-name="T15">n</text:span><text:span text:style-name="T40"> = {00…0, <text:s/>00…1, <text:s/>…, <text:s/>11…1}</text:span></text:p>
      <text:p text:style-name="P31"/>
      <text:p text:style-name="P31"><text:tab/><text:tab/><text:tab/><text:tab/><text:tab/><text:tab/>×n</text:p>
      <text:p text:style-name="P28"><text:span text:style-name="T42"/></text:p>
      <text:p text:style-name="P29"><text:span text:style-name="T21"/></text:p>
      <text:p text:style-name="P30">En boolesk funktion beskrivs fullständigt av en sanningsvärdestabell.</text:p>
      <text:p text:style-name="P30"/>
      <text:p text:style-name="P30">Exempel:</text:p>
      <text:p text:style-name="P30"><draw:line text:anchor-type="paragraph" draw:z-index="43" draw:style-name="gr1" draw:text-style-name="P49" svg:x1="5.42cm" svg:y1="0.386cm" svg:x2="5.42cm" svg:y2="7.761cm"><text:p/></draw:line></text:p>
      <text:p text:style-name="P28"><text:span text:style-name="T42"><text:tab/></text:span><text:span text:style-name="T44">x<text:tab/>y<text:tab/>z<text:tab/> <text:tab/></text:span><text:span text:style-name="T42">ƒ</text:span><text:span text:style-name="T44">(x, y, z)</text:span></text:p>
      <text:p text:style-name="P32"><draw:line text:anchor-type="paragraph" draw:z-index="42" draw:style-name="gr1" draw:text-style-name="P49" svg:x1="1.134cm" svg:y1="0.395cm" svg:x2="8.913cm" svg:y2="0.395cm"><text:p/></draw:line></text:p>
      <text:p text:style-name="P32"/>
      <text:p text:style-name="P32"><text:tab/>1<text:tab/>1<text:tab/>1<text:tab/><text:tab/> <text:s text:c="5"/>1<text:tab/><text:tab/><text:tab/>xyz <text:s text:c="5"/>1 på denna rad, 0 för övriga</text:p>
      <text:p text:style-name="P28"><text:span text:style-name="T44"><text:tab/>1<text:tab/>1<text:tab/>0<text:tab/><text:tab/> <text:s text:c="5"/>1<text:tab/><text:tab/><text:tab/>xy</text:span><text:span text:style-name="T37">z</text:span><text:span text:style-name="T44"> <text:s text:c="5"/>1 på denna rad, 0 för övriga</text:span></text:p>
      <text:p text:style-name="P32"/>
      <text:p text:style-name="P28"><text:span text:style-name="T44"><text:tab/>1<text:tab/>0<text:tab/>1<text:tab/><text:tab/> <text:s text:c="5"/>1<text:tab/><text:tab/><text:tab/>x</text:span><text:span text:style-name="T37">y</text:span><text:span text:style-name="T44">z <text:s text:c="5"/>1 på denna rad, 0 för övriga</text:span></text:p>
      <text:p text:style-name="P32"><text:tab/>1<text:tab/>0<text:tab/>0<text:tab/><text:tab/> <text:s text:c="5"/>0</text:p>
      <text:p text:style-name="P32"/>
      <text:p text:style-name="P32"><text:tab/>0<text:tab/>1<text:tab/>1<text:tab/><text:tab/> <text:s text:c="5"/>0</text:p>
      <text:p text:style-name="P32"><text:tab/>0<text:tab/>1<text:tab/>0<text:tab/><text:tab/> <text:s text:c="5"/>0</text:p>
      <text:p text:style-name="P33"/>
      <text:p text:style-name="P28"><text:span text:style-name="T44"><text:tab/>0<text:tab/>0<text:tab/>1<text:tab/><text:tab/> <text:s text:c="5"/>1<text:tab/><text:tab/><text:tab/></text:span><text:span text:style-name="T45">xy</text:span><text:span text:style-name="T44">z <text:s text:c="5"/>1 på denna rad, 0 för övriga</text:span></text:p>
      <text:p text:style-name="P32"><text:tab/>0<text:tab/>0<text:tab/>0<text:tab/><text:tab/> <text:s text:c="5"/>0</text:p>
      <text:p text:style-name="P32"/>
      <text:p text:style-name="P32"/>
      <text:p text:style-name="P28"><text:span text:style-name="T44"><text:tab/>“Så” <text:s/></text:span><text:span text:style-name="T42">ƒ</text:span><text:span text:style-name="T44">(x, y, z) = xyz + xy</text:span><text:span text:style-name="T37">z</text:span><text:span text:style-name="T44"> + x</text:span><text:span text:style-name="T37">y</text:span><text:span text:style-name="T44">z + </text:span><text:span text:style-name="T45">xy</text:span><text:span text:style-name="T44">z</text:span></text:p>
      <text:p text:style-name="P34"/>
      <text:p text:style-name="P34">På samma sätt kan varje boolesk funktion skrivas på disjunktiv normalform (dnf).</text:p>
      <text:p text:style-name="P34"/>
      <text:p text:style-name="P34"/>
      <text:p text:style-name="P34">Dualt: <text:s/>konjunktiv normalform (knf)</text:p>
      <text:p text:style-name="P4"/>
      <text:p text:style-name="P27"><text:span text:style-name="T41"><text:tab/></text:span><text:span text:style-name="T42">ƒ</text:span><text:span text:style-name="T41">(x, y, z) = </text:span><text:span text:style-name="T43">(</text:span><text:span text:style-name="T36">x</text:span><text:span text:style-name="T43"> + y + z)(x + </text:span><text:span text:style-name="T36">y</text:span><text:span text:style-name="T43"> + </text:span><text:span text:style-name="T36">z</text:span><text:span text:style-name="T43">)(x + </text:span><text:span text:style-name="T36">y</text:span><text:span text:style-name="T43"> + z)(x + y + z)</text:span></text:p>
      <text:p text:style-name="P27"><text:span text:style-name="T43"/></text:p>
      <text:p text:style-name="P5">Karnaugh-diagram</text:p>
      <text:p text:style-name="P38"><draw:frame draw:style-name="fr1" draw:name="graphics2" text:anchor-type="paragraph" svg:x="1.219cm" svg:y="0.353cm" svg:width="5.997cm" svg:height="5.292cm" draw:z-index="44"><draw:image xlink:href="Pictures/2000019F0000176D000014AC1B959D15.svm" xlink:type="simple" xlink:show="embed" xlink:actuate="onLoad"/></draw:frame></text:p>
      <text:p text:style-name="P39"><text:tab/><text:tab/><text:tab/><text:tab/><text:tab/><text:tab/><text:tab/>För ihop 1:orna i rektanglar med sida</text:p>
      <text:p text:style-name="P38"><text:span text:style-name="T47"><text:tab/><text:tab/><text:tab/><text:tab/><text:tab/><text:tab/><text:tab/>1, 2 eller 4 (2</text:span><text:span text:style-name="T16">n</text:span><text:span text:style-name="T47">). Rektanglarna ska vara</text:span></text:p>
      <text:p text:style-name="P39"><text:tab/><text:tab/><text:tab/><text:tab/><text:tab/><text:tab/><text:tab/>Så stora som möjligr som får vara</text:p>
      <text:p text:style-name="P39"><text:tab/><text:tab/><text:tab/><text:tab/><text:tab/><text:tab/><text:tab/>överlappande.</text:p>
      <text:p text:style-name="P39"/>
      <text:p text:style-name="P39"><text:tab/><text:tab/><text:tab/><text:tab/><text:tab/><text:tab/><text:tab/>Endast en skillnad per rad i xy,</text:p>
      <text:p text:style-name="P39"><text:tab/><text:tab/><text:tab/><text:tab/><text:tab/><text:tab/><text:tab/>gäller även i kolonnerna.</text:p>
      <text:p text:style-name="P39"/>
      <text:p text:style-name="P39"><text:tab/><text:tab/><text:tab/><text:tab/><text:tab/><text:tab/><text:tab/>I diagrammet till vänster finns, det två</text:p>
      <text:p text:style-name="P39"><text:tab/><text:tab/><text:tab/><text:tab/><text:tab/><text:tab/><text:tab/>ihopförningar, de heldragna bilder en</text:p>
      <text:p text:style-name="P39"><text:tab/><text:tab/><text:tab/><text:tab/><text:tab/><text:tab/><text:tab/>rektangel.</text:p>
      <text:p text:style-name="P35"><text:span text:style-name="T47"><text:tab/>Här är </text:span><text:span text:style-name="T48"><text:s/></text:span><text:span text:style-name="T42">ƒ</text:span><text:span text:style-name="T41">(x, y, z) =</text:span><text:span text:style-name="T48"> </text:span><text:span text:style-name="T49">xy</text:span><text:span text:style-name="T48"> + </text:span><text:span text:style-name="T50">y</text:span><text:span text:style-name="T51">z</text:span></text:p>
      <text:p text:style-name="P35"><text:span text:style-name="T46"/></text:p>
      <text:p text:style-name="P35"><text:span text:style-name="T46"/></text:p>
      <text:p text:style-name="P35"><text:span text:style-name="T46"/></text:p>
      <text:p text:style-name="P35"><text:span text:style-name="T46"/></text:p>
      <text:p text:style-name="P36"><text:span text:style-name="T52">Dualitet:<text:tab/>Om varken p eller q innehåller → eller ↔ och p = q, så också</text:span></text:p>
      <text:p text:style-name="P36"><text:span text:style-name="T52">d(p) ≡ d(q), där d(p) fås av att i p byta alla ∧ ⇄ ∨ och ⊤ ⇄ ⊥.</text:span></text:p>
      <text:p text:style-name="P36"><text:span text:style-name="T52"/></text:p>
      <text:p text:style-name="P36"><text:span text:style-name="T52"/></text:p>
      <text:p text:style-name="P36"><text:span text:style-name="T52"/></text:p>
      <text:p text:style-name="P36"><text:span text:style-name="T52"/></text:p>
      <text:p text:style-name="P40"><text:span text:style-name="T52">Kryptering</text:span></text:p>
      <text:p text:style-name="P36"><text:span text:style-name="T52"/></text:p>
      <text:p text:style-name="P36"><text:span text:style-name="T52">𝓜<text:tab/>—<text:tab/>Meddelande i klartext</text:span></text:p>
      <text:p text:style-name="P36"><text:span text:style-name="T52">𝓒<text:tab/>—<text:tab/>Chiffer (Meddelandet krypterat)</text:span></text:p>
      <text:p text:style-name="P36"><text:span text:style-name="T52"/></text:p>
      <text:p text:style-name="P36"><text:span text:style-name="T52">E(M) = C,<text:tab/>D(C) = M,<text:tab/><text:tab/>D = E</text:span><text:span text:style-name="T17">−1</text:span></text:p>
      <text:p text:style-name="P36"><text:span text:style-name="T25"/></text:p>
      <text:p text:style-name="P36"><text:span text:style-name="T52">E<text:tab/>—<text:tab/>Krypteringsalgroitm (nyckel inbyggd)</text:span></text:p>
      <text:p text:style-name="P36"><text:span text:style-name="T52">D<text:tab/>—<text:tab/>Dekrypteringsalgroitm (nyckel inbyggd)</text:span></text:p>
      <text:p text:style-name="P36"><text:span text:style-name="T52"/></text:p>
      <text:p text:style-name="P36"><text:span text:style-name="T52"/></text:p>
      <text:p text:style-name="P36"><text:span text:style-name="T52">Traditionellt<text:tab/>:<text:tab/>E och D bara kända av behöriga, E och D kan fås ur varanda.</text:span></text:p>
      <text:p text:style-name="P41"><text:span text:style-name="T52">(symmetriskt krypto)</text:span></text:p>
      <text:p text:style-name="P36"><text:span text:style-name="T52"/></text:p>
      <text:p text:style-name="P36"><text:span text:style-name="T52"/></text:p>
      <text:p text:style-name="P36"><text:span text:style-name="T52">Modernt (1976):<text:tab/>Offentlig nyckel, E kan inte (lätt) fås ur D och är offentlig.</text:span></text:p>
      <text:p text:style-name="P36"><text:span text:style-name="T52"/></text:p>
      <text:p text:style-name="P36"><text:span text:style-name="T52">(till exempel RSA, </text:span><text:span text:style-name="T10">asymmetriskt krypto</text:span><text:span text:style-name="T52">)</text:span></text:p>
      <text:p text:style-name="P41"><text:span text:style-name="T52">Asymmetriska krypton är söliga, och kan användas för att komma överrens</text:span></text:p>
      <text:p text:style-name="P41"><text:span text:style-name="T52">om ett symmetriskt krypto.</text:span></text:p>
      <text:p text:style-name="P36"><text:span text:style-name="T52"/></text:p>
      <text:p text:style-name="P48"><text:span text:style-name="T52">Elektronisk signatur:</text:span></text:p>
      <text:p text:style-name="P36"><text:span text:style-name="T52"/></text:p>
      <text:p text:style-name="P36"><text:span text:style-name="T52"><text:tab/>1.<text:tab/>Offentliggör D(x). Alla kan läsa (med E), ingen utan D kunde ha skrivit.</text:span></text:p>
      <text:p text:style-name="P36"><text:span text:style-name="T52"/></text:p>
      <text:p text:style-name="P36"><text:span text:style-name="T52"><text:tab/>2.<text:tab/>B änder E</text:span><text:span text:style-name="T6">A</text:span><text:span text:style-name="T52">(D</text:span><text:span text:style-name="T6">B</text:span><text:span text:style-name="T52">(x)) (eller D</text:span><text:span text:style-name="T6">B</text:span><text:span text:style-name="T52">(E</text:span><text:span text:style-name="T6">A</text:span><text:span text:style-name="T52">(x))) till A. Bara någon med D</text:span><text:span text:style-name="T6">A</text:span><text:span text:style-name="T52"> kan läsa,</text:span></text:p>
      <text:p text:style-name="P36"><text:span text:style-name="T52"><text:tab/><text:tab/>bara någon med D</text:span><text:span text:style-name="T6">B</text:span><text:span text:style-name="T52"> kunde ha skrivit.</text:span></text:p>
      <text:p text:style-name="P36"><text:span text:style-name="T52"/></text:p>
      <text:p text:style-name="P36"><text:span text:style-name="T52"/></text:p>
      <text:p text:style-name="P36"><text:span text:style-name="T52">Fermats lilla sats:</text:span></text:p>
      <text:p text:style-name="P36"><text:span text:style-name="T52"/></text:p>
      <text:p text:style-name="P36"><text:span text:style-name="T52"><text:tab/>Om p är ett primtal och p ∤ a så a</text:span><text:span text:style-name="T17">p − 1</text:span><text:span text:style-name="T52"> ≡ 1 (mod p).</text:span></text:p>
      <text:p text:style-name="P36"><text:span text:style-name="T52"/></text:p>
      <text:p text:style-name="P36"><text:span text:style-name="T52">Sats:</text:span></text:p>
      <text:p text:style-name="P36"><text:span text:style-name="T52"/></text:p>
      <text:p text:style-name="P36"><text:span text:style-name="T52"><text:tab/>Låt p och q vara olika primtal, n − pq, m − (p − 1)(q − 1).</text:span></text:p>
      <text:p text:style-name="P36"><text:span text:style-name="T52"><text:tab/>s ≡ 1 (mod m) <text:s/>⇒ <text:s/>x</text:span><text:span text:style-name="T17">s</text:span><text:span text:style-name="T52"> ≡ x (mod n), alla x ∈ ℤ.</text:span></text:p>
      <text:p text:style-name="P36"><text:span text:style-name="T52"/></text:p>
      <text:p text:style-name="P36"><text:span text:style-name="T52"/></text:p>
      <text:p text:style-name="P36"><text:span text:style-name="T52">RSA-algoritmen:</text:span></text:p>
      <text:p text:style-name="P36"><text:span text:style-name="T52"/></text:p>
      <text:p text:style-name="P36"><text:span text:style-name="T52"><text:tab/>Tag två stora primtal (≈ 10</text:span><text:span text:style-name="T17">150</text:span><text:span text:style-name="T52">)</text:span><text:span text:style-name="T53">, p och q.</text:span></text:p>
      <text:p text:style-name="P36"><text:span text:style-name="T53"/></text:p>
      <text:p text:style-name="P37"><text:span text:style-name="T53"><text:tab/>Välj e med sgd(e, m) = 1.</text:span></text:p>
      <text:p text:style-name="P37"><text:span text:style-name="T53"/></text:p>
      <text:p text:style-name="P37"><text:span text:style-name="T53"><text:tab/>Finn d så att ed </text:span><text:span text:style-name="T52">≡</text:span><text:span text:style-name="T53"> 1 (mod m).<text:tab/>(Euklides)</text:span></text:p>
      <text:p text:style-name="P37"><text:span text:style-name="T53"/></text:p>
      <text:p text:style-name="P37"><text:span text:style-name="T53"><text:tab/>Offentliggör n och e och hemlighåll d.</text:span></text:p>
      <text:p text:style-name="P37"><text:span text:style-name="T53"/></text:p>
      <text:p text:style-name="P37"><text:span text:style-name="T53"/></text:p>
      <text:p text:style-name="P37"><text:span text:style-name="T53"/></text:p>
      <text:p text:style-name="P37"><text:span text:style-name="T53"><text:tab/>E, D : </text:span><text:span text:style-name="T52">ℤ</text:span><text:span text:style-name="T7">n</text:span><text:span text:style-name="T53"> → </text:span><text:span text:style-name="T52">ℤ</text:span><text:span text:style-name="T7">n</text:span></text:p>
      <text:p text:style-name="P37"><text:span text:style-name="T53"/></text:p>
      <text:p text:style-name="P37"><text:span text:style-name="T53"><text:tab/>E(x) = x</text:span><text:span text:style-name="T18">e</text:span><text:span text:style-name="T53">,<text:tab/>D(x) = x</text:span><text:span text:style-name="T18">d</text:span></text:p>
      <text:p text:style-name="P37"><text:span text:style-name="T26"/></text:p>
      <text:p text:style-name="P37"><text:span text:style-name="T53"><text:tab/>D = E</text:span><text:span text:style-name="T18">−1</text:span></text:p>
      <text:p text:style-name="P37"><text:span text:style-name="T26"/></text:p>
      <text:p text:style-name="P37"><text:span text:style-name="T26"/></text:p>
      <text:p text:style-name="P37"><text:span text:style-name="T53"><text:tab/>E(x) och D(x) kan beräknas med upprepad kvadrering (mod n) av x</text:span></text:p>
      <text:p text:style-name="P37"><text:span text:style-name="T53"><text:tab/>och multiplication (mod n) av rätt</text:span><text:span text:style-name="T53"><draw:frame draw:style-name="fr7" draw:name="Object23" text:anchor-type="as-char" svg:y="-0.612cm" svg:width="0.619cm" svg:height="0.669cm" draw:z-index="45"><draw:object xlink:href="./Object 23" xlink:type="simple" xlink:show="embed" xlink:actuate="onLoad"/><draw:image xlink:href="./ObjectReplacements/Object 23" xlink:type="simple" xlink:show="embed" xlink:actuate="onLoad"/></draw:frame></text:span><text:span text:style-name="T53">(mod n).</text:span></text:p>
      <text:p text:style-name="P37"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01T19:45:36</dc:date>
    <dc:creator>Mattias </dc:creator>
    <meta:editing-duration>PT32H01M17S</meta:editing-duration>
    <meta:editing-cycles>67</meta:editing-cycles>
    <meta:generator>OpenOffice.org/3.2$Unix OpenOffice.org_project/320m19$Build-9505</meta:generator>
    <meta:document-statistic meta:table-count="0" meta:image-count="1" meta:object-count="23" meta:page-count="9" meta:paragraph-count="169" meta:word-count="1243" meta:character-count="5946"/>
  </office:meta>
</office:document-meta>
</file>

<file path=Object 1/content.xml><?xml version="1.0" encoding="utf-8"?>
<math xmlns="http://www.w3.org/1998/Math/MathML">
  <semantics>
    <mrow>
      <mi>det</mi>
      <mstyle mathvariant="bold">
        <mrow>
          <mi mathvariant="normal">A</mi>
        </mrow>
      </mstyle>
      <mi/>
      <mtext>=</mtext>
      <mi/>
      <mrow>
        <munder>
          <mi mathvariant="normal">∑</mi>
          <mrow>
            <mi mathvariant="normal">π</mi>
            <mi/>
            <mi mathvariant="normal">∈</mi>
            <mi/>
            <msub>
              <mi mathvariant="normal">S</mi>
              <mi mathvariant="normal">n</mi>
            </msub>
          </mrow>
        </munder>
        <mi/>
      </mrow>
      <mtext>=</mtext>
      <mi/>
      <mi>sgn</mi>
      <mi/>
      <mi mathvariant="normal">π</mi>
      <mi/>
      <msub>
        <mi mathvariant="normal">a</mi>
        <mrow>
          <mn>1π</mn>
          <mrow>
            <mo stretchy="false">(</mo>
            <mn>1</mn>
            <mo stretchy="false">)</mo>
          </mrow>
        </mrow>
      </msub>
      <msub>
        <mi mathvariant="normal">a</mi>
        <mrow>
          <mn>2π</mn>
          <mrow>
            <mo stretchy="false">(</mo>
            <mn>2</mn>
            <mo stretchy="false">)</mo>
          </mrow>
        </mrow>
      </msub>
      <mi mathvariant="normal">…</mi>
      <msub>
        <mi mathvariant="normal">a</mi>
        <mrow>
          <mi>nπ</mi>
          <mrow>
            <mo stretchy="false">(</mo>
            <mi mathvariant="normal">n</mi>
            <mo stretchy="false">)</mo>
          </mrow>
        </mrow>
      </msub>
      <mi/>
      <mtext>=</mtext>
      <mi/>
      <mrow>
        <munder>
          <mi mathvariant="normal">∑</mi>
          <mrow>
            <mi mathvariant="normal">π</mi>
            <mi/>
            <mi mathvariant="normal">∈</mi>
            <mi/>
            <msub>
              <mi mathvariant="normal">S</mi>
              <mi mathvariant="normal">n</mi>
            </msub>
          </mrow>
        </munder>
        <mi>sgn</mi>
      </mrow>
      <mi/>
      <mi mathvariant="normal">π</mi>
      <mi/>
      <msub>
        <mi mathvariant="normal">a</mi>
        <mrow>
          <mi mathvariant="normal">π</mi>
          <mrow>
            <mo stretchy="false">(</mo>
            <mn>1</mn>
            <mo stretchy="false">)</mo>
          </mrow>
          <mn>1</mn>
        </mrow>
      </msub>
      <msub>
        <mi mathvariant="normal">a</mi>
        <mrow>
          <mi mathvariant="normal">π</mi>
          <mrow>
            <mo stretchy="false">(</mo>
            <mn>2</mn>
            <mo stretchy="false">)</mo>
          </mrow>
          <mn>2</mn>
        </mrow>
      </msub>
      <mi mathvariant="normal">…</mi>
      <msub>
        <mi mathvariant="normal">a</mi>
        <mrow>
          <mi mathvariant="normal">π</mi>
          <mrow>
            <mo stretchy="false">(</mo>
            <mi mathvariant="normal">n</mi>
            <mo stretchy="false">)</mo>
          </mrow>
          <mi mathvariant="normal">n</mi>
        </mrow>
      </msub>
    </mrow>
    <annotation encoding="StarMath 5.0">det {bold A} `"="` sum from {π `∈` S_n} `"="` sgn`π`a_{1π(1)}a_{2π(2)}…a_{nπ(n)} `"="` sum from {π `∈` S_n} sgn`π`a_{π(1)1}a_{π(2)2}…a_{π(n)n}</annotation>
  </semantics>
</math>
</file>

<file path=Object 10/content.xml><?xml version="1.0" encoding="utf-8"?>
<math xmlns="http://www.w3.org/1998/Math/MathML">
  <semantics>
    <mrow>
      <msup>
        <mi mathvariant="normal">b</mi>
        <mi mathvariant="normal">n</mi>
      </msup>
      <mi/>
      <mtext>(mod N)</mtext>
    </mrow>
    <annotation encoding="StarMath 5.0">b^n ~ "(mod N)"</annotation>
  </semantics>
</math>
</file>

<file path=Object 11/content.xml><?xml version="1.0" encoding="utf-8"?>
<math xmlns="http://www.w3.org/1998/Math/MathML">
  <semantics>
    <mrow>
      <msup>
        <mfenced open="" close="">
          <msup>
            <mi mathvariant="normal">b</mi>
            <mi mathvariant="normal">n</mi>
          </msup>
        </mfenced>
        <mn>2</mn>
      </msup>
      <mi/>
      <mtext>(mod N)</mtext>
    </mrow>
    <annotation encoding="StarMath 5.0">left ( b^n right )^2 ~ "(mod N)"</annotation>
  </semantics>
</math>
</file>

<file path=Object 12/content.xml><?xml version="1.0" encoding="utf-8"?>
<math xmlns="http://www.w3.org/1998/Math/MathML">
  <semantics>
    <mrow>
      <msup>
        <mfenced open="" close="">
          <msup>
            <mfenced open="" close="">
              <msup>
                <mi mathvariant="normal">b</mi>
                <mi mathvariant="normal">n</mi>
              </msup>
            </mfenced>
            <mn>2</mn>
          </msup>
        </mfenced>
        <mn>2</mn>
      </msup>
      <mrow>
        <mi/>
        <mi mathvariant="normal">=</mi>
        <mi/>
      </mrow>
      <msup>
        <mi mathvariant="normal">b</mi>
        <mrow>
          <mi mathvariant="normal">n</mi>
          <mrow>
            <mi/>
            <mi mathvariant="normal">⋅</mi>
            <mi/>
          </mrow>
          <msup>
            <mn>2</mn>
            <mstyle mathsize="150%">
              <mrow>
                <mn>2</mn>
              </mrow>
            </mstyle>
          </msup>
        </mrow>
      </msup>
      <mi/>
      <mtext>(mod N)</mtext>
    </mrow>
    <annotation encoding="StarMath 5.0">left ( left ( b^n right )^2 right )^2 `=` b^{n `cdot` 2^{size *1.5 2}} ~ "(mod N)"</annotation>
  </semantics>
</math>
</file>

<file path=Object 13/content.xml><?xml version="1.0" encoding="utf-8"?>
<math xmlns="http://www.w3.org/1998/Math/MathML">
  <semantics>
    <mrow>
      <msup>
        <mi mathvariant="normal">b</mi>
        <mrow>
          <mi mathvariant="normal">n</mi>
          <mrow>
            <mi/>
            <mi mathvariant="normal">⋅</mi>
            <mi/>
          </mrow>
          <msup>
            <mn>2</mn>
            <mstyle mathsize="150%">
              <mrow>
                <mi mathvariant="normal">r</mi>
              </mrow>
            </mstyle>
          </msup>
        </mrow>
      </msup>
      <mi/>
      <mi mathvariant="normal">≡</mi>
      <mi/>
      <mn>1</mn>
      <mi/>
      <mtext>(mod N)</mtext>
    </mrow>
    <annotation encoding="StarMath 5.0">b^{n `cdot` 2^{size *1.5 r}} `≡` 1 ~ "(mod N)"</annotation>
  </semantics>
</math>
</file>

<file path=Object 14/content.xml><?xml version="1.0" encoding="utf-8"?>
<math xmlns="http://www.w3.org/1998/Math/MathML">
  <semantics>
    <mrow>
      <msup>
        <mfenced open="" close="">
          <msup>
            <mi mathvariant="normal">b</mi>
            <mi mathvariant="normal">n</mi>
          </msup>
        </mfenced>
        <msup>
          <mn>2</mn>
          <mstyle mathsize="150%">
            <mrow>
              <mi mathvariant="normal">i</mi>
            </mrow>
          </mstyle>
        </msup>
      </msup>
      <mi/>
      <mi mathvariant="normal">≡</mi>
      <mrow>
        <mi/>
        <mi mathvariant="normal">−</mi>
        <mn>1</mn>
      </mrow>
      <mi/>
      <mtext>(mod N)</mtext>
    </mrow>
    <annotation encoding="StarMath 5.0">left ( b^n right)^{2^{size *1.5 i}} `≡` -1 ~ "(mod N)"</annotation>
  </semantics>
</math>
</file>

<file path=Object 15/content.xml><?xml version="1.0" encoding="utf-8"?>
<math xmlns="http://www.w3.org/1998/Math/MathML">
  <semantics>
    <mrow>
      <mtable>
        <mtr>
          <mtd>
            <mrow>
              <mi mathvariant="normal">p</mi>
              <mi mathvariant="normal">∧</mi>
              <mi mathvariant="normal">q</mi>
            </mrow>
          </mtd>
          <mtd>
            <mi mathvariant="normal">≡</mi>
          </mtd>
          <mtd>
            <mrow>
              <mi mathvariant="normal">q</mi>
              <mi mathvariant="normal">∧</mi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  <mi mathvariant="normal">∧</mi>
              <mi mathvariant="normal">r</mi>
            </mrow>
          </mtd>
          <mtd>
            <mi mathvariant="normal">≡</mi>
          </mtd>
          <mtd>
            <mrow>
              <mi mathvariant="normal">p</mi>
              <mi mathvariant="normal">∧</mi>
              <mrow>
                <mo stretchy="false">(</mo>
                <mrow>
                  <mi mathvariant="normal">q</mi>
                  <mi mathvariant="normal">∧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∧</mi>
              <mrow>
                <mo stretchy="false">(</mo>
                <mrow>
                  <mi mathvariant="normal">q</mi>
                  <mi mathvariant="normal">∨</mi>
                  <mi mathvariant="normal">r</mi>
                </mrow>
                <mo stretchy="false">)</mo>
              </mrow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  <mi mathvariant="normal">∨</mi>
              <mrow>
                <mo stretchy="false">(</mo>
                <mrow>
                  <mi mathvariant="normal">p</mi>
                  <mi mathvariant="normal">∧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¬</mi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row>
              <mi mathvariant="normal">¬</mi>
              <mi mathvariant="normal">p</mi>
              <mi mathvariant="normal">∨</mi>
              <mi mathvariant="normal">¬</mi>
              <mi mathvariant="normal">q</mi>
            </mrow>
          </mtd>
        </mtr>
        <mtr>
          <mtd>
            <mrow>
              <mi mathvariant="normal">p</mi>
              <mi mathvariant="normal">∧</mi>
              <mi mathvariant="normal">p</mi>
            </mrow>
          </mtd>
          <mtd>
            <mi mathvariant="normal">≡</mi>
          </mtd>
          <mtd>
            <mi mathvariant="normal">p</mi>
          </mtd>
        </mtr>
        <mtr>
          <mtd>
            <mrow>
              <mi mathvariant="normal">p</mi>
              <mi mathvariant="normal">∧</mi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row>
              <mi mathvariant="normal">p</mi>
              <mi mathvariant="normal">∨</mi>
              <mi mathvariant="normal">q</mi>
            </mrow>
          </mtd>
          <mtd>
            <mi mathvariant="normal">≡</mi>
          </mtd>
          <mtd>
            <mrow>
              <mi mathvariant="normal">q</mi>
              <mi mathvariant="normal">∨</mi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  <mi mathvariant="normal">∨</mi>
              <mi mathvariant="normal">r</mi>
            </mrow>
          </mtd>
          <mtd>
            <mi mathvariant="normal">≡</mi>
          </mtd>
          <mtd>
            <mrow>
              <mi mathvariant="normal">p</mi>
              <mi mathvariant="normal">∨</mi>
              <mrow>
                <mo stretchy="false">(</mo>
                <mrow>
                  <mi mathvariant="normal">q</mi>
                  <mi mathvariant="normal">∨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∨</mi>
              <mrow>
                <mo stretchy="false">(</mo>
                <mrow>
                  <mi mathvariant="normal">q</mi>
                  <mi mathvariant="normal">∧</mi>
                  <mi mathvariant="normal">r</mi>
                </mrow>
                <mo stretchy="false">)</mo>
              </mrow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  <mi mathvariant="normal">∧</mi>
              <mrow>
                <mo stretchy="false">(</mo>
                <mrow>
                  <mi mathvariant="normal">p</mi>
                  <mi mathvariant="normal">∨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¬</mi>
              <mrow>
                <mo stretchy="false">(</mo>
                <mrow>
                  <mi mathvariant="normal">p</mi>
                  <mi mathvariant="normal">∨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row>
              <mi mathvariant="normal">¬</mi>
              <mi mathvariant="normal">p</mi>
              <mi mathvariant="normal">∧</mi>
              <mi mathvariant="normal">¬</mi>
              <mi mathvariant="normal">q</mi>
            </mrow>
          </mtd>
        </mtr>
        <mtr>
          <mtd>
            <mrow>
              <mi mathvariant="normal">p</mi>
              <mi mathvariant="normal">∨</mi>
              <mi mathvariant="normal">p</mi>
            </mrow>
          </mtd>
          <mtd>
            <mi mathvariant="normal">≡</mi>
          </mtd>
          <mtd>
            <mi mathvariant="normal">p</mi>
          </mtd>
        </mtr>
        <mtr>
          <mtd>
            <mrow>
              <mi mathvariant="normal">p</mi>
              <mi mathvariant="normal">∨</mi>
              <mrow>
                <mo stretchy="false">(</mo>
                <mrow>
                  <mi mathvariant="normal">p</mi>
                  <mi mathvariant="normal">∧</mi>
                  <mi mathvariant="normal">q</mi>
                </mrow>
                <mo stretchy="false">)</mo>
              </mrow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i>kommutativitet</mi>
          </mtd>
        </mtr>
        <mtr>
          <mtd>
            <mi>associativitet</mi>
          </mtd>
        </mtr>
        <mtr>
          <mtd>
            <mi>ditrivutivitet</mi>
          </mtd>
        </mtr>
        <mtr>
          <mtd>
            <mtext>De Morgan</mtext>
          </mtd>
        </mtr>
        <mtr>
          <mtd>
            <mi>idempotens</mi>
          </mtd>
        </mtr>
        <mtr>
          <mtd>
            <mi>absorption</mi>
          </mtd>
        </mtr>
      </mtable>
    </mrow>
    <annotation encoding="StarMath 5.0">matrix{
alignr p ∧ q # ≡ # alignl q ∧ p ##
alignr (p ∧ q) ∧ r # ≡ # alignl p ∧ (q ∧ r) ##
alignr p ∧ (q ∨ r) # ≡ # alignl (p ∧ q) ∨ (p ∧ r) ##
alignr ¬(p ∧ q) # ≡ # alignl ¬p ∨ ¬q ##
alignr p ∧ p # ≡ # alignl p ##
alignr p ∧ (p ∨ q) # ≡ # alignl  p
}

~~~~

matrix{
alignr p ∨ q # ≡ # alignl q ∨ p ##
alignr (p ∨ q) ∨ r # ≡ # alignl p ∨ (q ∨ r) ##
alignr p ∨ (q ∧ r) # ≡ # alignl (p ∨ q) ∧ (p ∨ r) ##
alignr ¬(p ∨ q) # ≡ # alignl ¬p ∧ ¬q ##
alignr p ∨ p # ≡ # alignl p ##
alignr p ∨ (p ∧ q) # ≡ # alignl  p
}

~~~~

stack{
alignl kommutativitet #
alignl associativitet #
alignl ditrivutivitet #
alignl "De Morgan" #
alignl idempotens #
alignl absorption
}</annotation>
  </semantics>
</math>
</file>

<file path=Object 16/content.xml><?xml version="1.0" encoding="utf-8"?>
<math xmlns="http://www.w3.org/1998/Math/MathML">
  <semantics>
    <mrow>
      <mtable>
        <mtr>
          <mtd>
            <mrow>
              <mi mathvariant="normal">¬</mi>
              <mi mathvariant="normal">¬</mi>
              <mi mathvariant="normal">p</mi>
            </mrow>
          </mtd>
          <mtd>
            <mi mathvariant="normal">≡</mi>
          </mtd>
          <mtd>
            <mi mathvariant="normal">p</mi>
          </mtd>
        </mtr>
        <mtr>
          <mtd>
            <mrow>
              <mi mathvariant="normal">p</mi>
              <mi mathvariant="normal">↔</mi>
              <mi mathvariant="normal">q</mi>
            </mrow>
          </mtd>
          <mtd>
            <mi mathvariant="normal">≡</mi>
          </mtd>
          <mtd>
            <mrow>
              <mrow>
                <mo stretchy="false">(</mo>
                <mrow>
                  <mi mathvariant="normal">p</mi>
                  <mi mathvariant="normal">→</mi>
                  <mi mathvariant="normal">q</mi>
                </mrow>
                <mo stretchy="false">)</mo>
              </mrow>
              <mi mathvariant="normal">∧</mi>
              <mrow>
                <mo stretchy="false">(</mo>
                <mrow>
                  <mi mathvariant="normal">q</mi>
                  <mi mathvariant="normal">→</mi>
                  <mi mathvariant="normal">p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→</mi>
              <mi mathvariant="normal">q</mi>
            </mrow>
          </mtd>
          <mtd>
            <mi mathvariant="normal">≡</mi>
          </mtd>
          <mtd>
            <mrow>
              <mi mathvariant="normal">¬</mi>
              <mi mathvariant="normal">p</mi>
              <mi mathvariant="normal">∨</mi>
              <mi mathvariant="normal">q</mi>
            </mrow>
          </mtd>
        </mtr>
        <mtr>
          <mtd>
            <mrow>
              <mi mathvariant="normal">¬</mi>
              <mi mathvariant="normal">p</mi>
            </mrow>
          </mtd>
          <mtd>
            <mi mathvariant="normal">≡</mi>
          </mtd>
          <mtd>
            <mrow>
              <mi mathvariant="normal">p</mi>
              <mi mathvariant="normal">→</mi>
              <mi mathvariant="normal">⊥</mi>
            </mrow>
          </mtd>
        </mtr>
      </mtable>
      <mi/>
      <mtable>
        <mtr>
          <mtd>
            <mi>involution</mi>
          </mtd>
        </mtr>
        <mtr>
          <mtd>
            <mtext>↔ uttryckt</mtext>
          </mtd>
        </mtr>
        <mtr>
          <mtd>
            <mtext>→ uttryckt</mtext>
          </mtd>
        </mtr>
        <mtr>
          <mtd>
            <mtext>¬ uttryckt</mtext>
          </mtd>
        </mtr>
      </mtable>
    </mrow>
    <annotation encoding="StarMath 5.0">matrix{
alignr ¬¬p # ≡ # alignl p ##
alignr p ↔ q # ≡ # alignl (p → q) ∧ (q → p) ##
alignr p → q # ≡ # alignl ¬p ∨ q ##
alignr ¬p # ≡ # alignl p → ⊥
}

~~~~

stack{
alignl involution #
alignl "↔ uttryckt" #
alignl "→ uttryckt" #
alignl "¬ uttryckt"
}</annotation>
  </semantics>
</math>
</file>

<file path=Object 17/content.xml><?xml version="1.0" encoding="utf-8"?>
<math xmlns="http://www.w3.org/1998/Math/MathML">
  <semantics>
    <mrow>
      <mtable>
        <mtr>
          <mtd>
            <mrow>
              <mi mathvariant="normal">p</mi>
              <mi mathvariant="normal">∧</mi>
              <mi mathvariant="normal">¬</mi>
              <mi mathvariant="normal">p</mi>
            </mrow>
          </mtd>
          <mtd>
            <mi mathvariant="normal">≡</mi>
          </mtd>
          <mtd>
            <mi mathvariant="normal">⊥</mi>
          </mtd>
        </mtr>
        <mtr>
          <mtd>
            <mrow>
              <mi mathvariant="normal">p</mi>
              <mi mathvariant="normal">∧</mi>
              <mi mathvariant="normal">⊥</mi>
            </mrow>
          </mtd>
          <mtd>
            <mi mathvariant="normal">≡</mi>
          </mtd>
          <mtd>
            <mi mathvariant="normal">⊥</mi>
          </mtd>
        </mtr>
        <mtr>
          <mtd>
            <mrow>
              <mi mathvariant="normal">p</mi>
              <mi mathvariant="normal">∧</mi>
              <mi mathvariant="normal">⊤</mi>
            </mrow>
          </mtd>
          <mtd>
            <mi mathvariant="normal">≡</mi>
          </mtd>
          <mtd>
            <mi mathvariant="normal">p</mi>
          </mtd>
        </mtr>
      </mtable>
      <mi/>
      <mtable>
        <mtr>
          <mtd>
            <mi>komplementaritet</mi>
          </mtd>
        </mtr>
        <mtr>
          <mtd>
            <mtext/>
          </mtd>
        </mtr>
        <mtr>
          <mtd>
            <mtext/>
          </mtd>
        </mtr>
      </mtable>
    </mrow>
    <annotation encoding="StarMath 5.0">matrix{
alignr p ∧ ¬p # ≡ # alignl ⊥ ##
alignr p ∧ ⊥ # ≡ # alignl ⊥ ##
alignr p ∧ ⊤ # ≡ # alignl p
}

~~~~

stack{
alignl komplementaritet #
"" #
""
}</annotation>
  </semantics>
</math>
</file>

<file path=Object 18/content.xml><?xml version="1.0" encoding="utf-8"?>
<math xmlns="http://www.w3.org/1998/Math/MathML">
  <semantics>
    <mrow>
      <mtable>
        <mtr>
          <mtd>
            <mrow>
              <mi mathvariant="normal">p</mi>
              <mi mathvariant="normal">⋅</mi>
              <mi mathvariant="normal">q</mi>
            </mrow>
          </mtd>
          <mtd>
            <mtext>=</mtext>
          </mtd>
          <mtd>
            <mrow>
              <mi mathvariant="normal">q</mi>
              <mi mathvariant="normal">⋅</mi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i mathvariant="normal">⋅</mi>
                  <mi mathvariant="normal">q</mi>
                </mrow>
                <mo stretchy="false">)</mo>
              </mrow>
              <mi mathvariant="normal">⋅</mi>
              <mi mathvariant="normal">r</mi>
            </mrow>
          </mtd>
          <mtd>
            <mtext>=</mtext>
          </mtd>
          <mtd>
            <mrow>
              <mi mathvariant="normal">p</mi>
              <mi mathvariant="normal">⋅</mi>
              <mrow>
                <mo stretchy="false">(</mo>
                <mrow>
                  <mi mathvariant="normal">q</mi>
                  <mi mathvariant="normal">⋅</mi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i mathvariant="normal">⋅</mi>
              <mrow>
                <mo stretchy="false">(</mo>
                <mrow>
                  <mi mathvariant="normal">q</mi>
                  <mo stretchy="false">+</mo>
                  <mi mathvariant="normal">r</mi>
                </mrow>
                <mo stretchy="false">)</mo>
              </mrow>
            </mrow>
          </mtd>
          <mtd>
            <mtext>=</mtext>
          </mtd>
          <mtd>
            <mrow>
              <mrow>
                <mo stretchy="false">(</mo>
                <mrow>
                  <mi mathvariant="normal">p</mi>
                  <mi mathvariant="normal">⋅</mi>
                  <mi mathvariant="normal">q</mi>
                </mrow>
                <mo stretchy="false">)</mo>
              </mrow>
              <mo stretchy="false">+</mo>
              <mrow>
                <mo stretchy="false">(</mo>
                <mrow>
                  <mi mathvariant="normal">p</mi>
                  <mi mathvariant="normal">⋅</mi>
                  <mi mathvariant="normal">r</mi>
                </mrow>
                <mo stretchy="false">)</mo>
              </mrow>
            </mrow>
          </mtd>
        </mtr>
        <mtr>
          <mtd>
            <mover accent="true">
              <mrow>
                <mi mathvariant="normal">p</mi>
                <mi mathvariant="normal">⋅</mi>
                <mi mathvariant="normal">q</mi>
              </mrow>
              <mo>¯</mo>
            </mover>
          </mtd>
          <mtd>
            <mtext>=</mtext>
          </mtd>
          <mtd>
            <mrow>
              <mover accent="true">
                <mi mathvariant="normal">p</mi>
                <mo>¯</mo>
              </mover>
              <mi mathvariant="normal">⋅</mi>
              <mover accent="true">
                <mi mathvariant="normal">q</mi>
                <mo>¯</mo>
              </mover>
            </mrow>
          </mtd>
        </mtr>
        <mtr>
          <mtd>
            <mrow>
              <mi mathvariant="normal">p</mi>
              <mi mathvariant="normal">⋅</mi>
              <mi mathvariant="normal">p</mi>
            </mrow>
          </mtd>
          <mtd>
            <mtext>=</mtext>
          </mtd>
          <mtd>
            <mi mathvariant="normal">p</mi>
          </mtd>
        </mtr>
        <mtr>
          <mtd>
            <mrow>
              <mi mathvariant="normal">p</mi>
              <mi mathvariant="normal">⋅</mi>
              <mrow>
                <mo stretchy="false">(</mo>
                <mrow>
                  <mi mathvariant="normal">p</mi>
                  <mo stretchy="false">+</mo>
                  <mi mathvariant="normal">q</mi>
                </mrow>
                <mo stretchy="false">)</mo>
              </mrow>
            </mrow>
          </mtd>
          <mtd>
            <mtext>=</mtext>
          </mtd>
          <mtd>
            <mi mathvariant="normal">p</mi>
          </mtd>
        </mtr>
      </mtable>
      <mi/>
      <mtable>
        <mtr>
          <mtd>
            <mrow>
              <mi mathvariant="normal">p</mi>
              <mo stretchy="false">+</mo>
              <mi mathvariant="normal">q</mi>
            </mrow>
          </mtd>
          <mtd>
            <mtext>=</mtext>
          </mtd>
          <mtd>
            <mrow>
              <mi mathvariant="normal">q</mi>
              <mo stretchy="false">+</mo>
              <mi mathvariant="normal">p</mi>
            </mrow>
          </mtd>
        </mtr>
        <mtr>
          <mtd>
            <mrow>
              <mrow>
                <mo stretchy="false">(</mo>
                <mrow>
                  <mi mathvariant="normal">p</mi>
                  <mo stretchy="false">+</mo>
                  <mi mathvariant="normal">q</mi>
                </mrow>
                <mo stretchy="false">)</mo>
              </mrow>
              <mo stretchy="false">+</mo>
              <mi mathvariant="normal">r</mi>
            </mrow>
          </mtd>
          <mtd>
            <mtext>=</mtext>
          </mtd>
          <mtd>
            <mrow>
              <mi mathvariant="normal">p</mi>
              <mo stretchy="false">+</mo>
              <mrow>
                <mo stretchy="false">(</mo>
                <mrow>
                  <mi mathvariant="normal">q</mi>
                  <mo stretchy="false">+</mo>
                  <mi mathvariant="normal">r</mi>
                </mrow>
                <mo stretchy="false">)</mo>
              </mrow>
            </mrow>
          </mtd>
        </mtr>
        <mtr>
          <mtd>
            <mrow>
              <mi mathvariant="normal">p</mi>
              <mo stretchy="false">+</mo>
              <mrow>
                <mo stretchy="false">(</mo>
                <mrow>
                  <mi mathvariant="normal">q</mi>
                  <mi mathvariant="normal">⋅</mi>
                  <mi mathvariant="normal">r</mi>
                </mrow>
                <mo stretchy="false">)</mo>
              </mrow>
            </mrow>
          </mtd>
          <mtd>
            <mtext>=</mtext>
          </mtd>
          <mtd>
            <mrow>
              <mrow>
                <mo stretchy="false">(</mo>
                <mrow>
                  <mi mathvariant="normal">p</mi>
                  <mo stretchy="false">+</mo>
                  <mi mathvariant="normal">q</mi>
                </mrow>
                <mo stretchy="false">)</mo>
              </mrow>
              <mi mathvariant="normal">⋅</mi>
              <mrow>
                <mo stretchy="false">(</mo>
                <mrow>
                  <mi mathvariant="normal">p</mi>
                  <mo stretchy="false">+</mo>
                  <mi mathvariant="normal">r</mi>
                </mrow>
                <mo stretchy="false">)</mo>
              </mrow>
            </mrow>
          </mtd>
        </mtr>
        <mtr>
          <mtd>
            <mover accent="true">
              <mrow>
                <mi mathvariant="normal">p</mi>
                <mo stretchy="false">+</mo>
                <mi mathvariant="normal">q</mi>
              </mrow>
              <mo>¯</mo>
            </mover>
          </mtd>
          <mtd>
            <mtext>=</mtext>
          </mtd>
          <mtd>
            <mrow>
              <mover accent="true">
                <mi mathvariant="normal">p</mi>
                <mo>¯</mo>
              </mover>
              <mo stretchy="false">+</mo>
              <mover accent="true">
                <mi mathvariant="normal">q</mi>
                <mo>¯</mo>
              </mover>
            </mrow>
          </mtd>
        </mtr>
        <mtr>
          <mtd>
            <mrow>
              <mi mathvariant="normal">p</mi>
              <mo stretchy="false">+</mo>
              <mi mathvariant="normal">p</mi>
            </mrow>
          </mtd>
          <mtd>
            <mtext>=</mtext>
          </mtd>
          <mtd>
            <mi mathvariant="normal">p</mi>
          </mtd>
        </mtr>
        <mtr>
          <mtd>
            <mrow>
              <mi mathvariant="normal">p</mi>
              <mo stretchy="false">+</mo>
              <mrow>
                <mo stretchy="false">(</mo>
                <mrow>
                  <mi mathvariant="normal">p</mi>
                  <mi mathvariant="normal">⋅</mi>
                  <mi mathvariant="normal">q</mi>
                </mrow>
                <mo stretchy="false">)</mo>
              </mrow>
            </mrow>
          </mtd>
          <mtd>
            <mtext>=</mtext>
          </mtd>
          <mtd>
            <mi mathvariant="normal">p</mi>
          </mtd>
        </mtr>
      </mtable>
      <mi/>
      <mtable>
        <mtr>
          <mtd>
            <mi>kommutativitet</mi>
          </mtd>
        </mtr>
        <mtr>
          <mtd>
            <mi>associativitet</mi>
          </mtd>
        </mtr>
        <mtr>
          <mtd>
            <mi>ditrivutivitet</mi>
          </mtd>
        </mtr>
        <mtr>
          <mtd>
            <mtext>De Morgan</mtext>
          </mtd>
        </mtr>
        <mtr>
          <mtd>
            <mi>idempotens</mi>
          </mtd>
        </mtr>
        <mtr>
          <mtd>
            <mi>absorption</mi>
          </mtd>
        </mtr>
      </mtable>
    </mrow>
    <annotation encoding="StarMath 5.0">matrix{
alignr p ⋅ q # "=" # alignl q ⋅ p ##
alignr (p ⋅ q) ⋅ r # "=" # alignl p ⋅ (q ⋅ r) ##
alignr p ⋅ (q + r) # "=" # alignl (p ⋅ q) + (p ⋅ r) ##
alignr overline {p ⋅ q} # "=" # alignl {overline p} ⋅ {overline q} ##
alignr p ⋅ p # "=" # alignl p ##
alignr p ⋅ (p + q) # "=" # alignl  p
}

~~~~

matrix{
alignr p + q # "=" # alignl q + p ##
alignr (p + q) + r # "=" # alignl p + (q + r) ##
alignr p + (q ⋅ r) # "=" # alignl (p + q) ⋅ (p + r) ##
alignr overline{p + q} # "=" # alignl {overline p} + {overline q} ##
alignr p + p # "=" # alignl p ##
alignr p + (p ⋅ q) # "=" # alignl  p
}

~~~~

stack{
alignl kommutativitet #
alignl associativitet #
alignl ditrivutivitet #
alignl "De Morgan" #
alignl idempotens #
alignl absorption
}</annotation>
  </semantics>
</math>
</file>

<file path=Object 19/content.xml><?xml version="1.0" encoding="utf-8"?>
<math xmlns="http://www.w3.org/1998/Math/MathML">
  <semantics>
    <mrow>
      <mtable>
        <mtr>
          <mtd>
            <mover accent="true">
              <mover accent="true">
                <mi mathvariant="normal">p</mi>
                <mo>¯</mo>
              </mover>
              <mo>¯</mo>
            </mover>
          </mtd>
          <mtd>
            <mtext>=</mtext>
          </mtd>
          <mtd>
            <mi mathvariant="normal">p</mi>
          </mtd>
        </mtr>
      </mtable>
      <mi/>
      <mtable>
        <mtr>
          <mtd>
            <mi>involution</mi>
          </mtd>
        </mtr>
      </mtable>
    </mrow>
    <annotation encoding="StarMath 5.0">matrix{
alignr overline overline p # "=" # alignl p
}

~~~~

stack{
alignl involution
}</annotation>
  </semantics>
</math>
</file>

<file path=Object 2/content.xml><?xml version="1.0" encoding="utf-8"?>
<math xmlns="http://www.w3.org/1998/Math/MathML">
  <semantics>
    <msubsup>
      <mi mathvariant="normal">ℤ</mi>
      <mn>2</mn>
      <mi mathvariant="normal">n</mi>
    </msubsup>
    <annotation encoding="StarMath 5.0">ℤ sub 2 sup n</annotation>
  </semantics>
</math>
</file>

<file path=Object 20/content.xml><?xml version="1.0" encoding="utf-8"?>
<math xmlns="http://www.w3.org/1998/Math/MathML">
  <semantics>
    <mrow>
      <mtable>
        <mtr>
          <mtd>
            <mrow>
              <mi mathvariant="normal">p</mi>
              <mi mathvariant="normal">⋅</mi>
              <mover accent="true">
                <mi mathvariant="normal">p</mi>
                <mo>¯</mo>
              </mover>
            </mrow>
          </mtd>
          <mtd>
            <mtext>=</mtext>
          </mtd>
          <mtd>
            <mstyle mathvariant="bold">
              <mrow>
                <mn>0</mn>
              </mrow>
            </mstyle>
          </mtd>
        </mtr>
        <mtr>
          <mtd>
            <mrow>
              <mi mathvariant="normal">p</mi>
              <mi mathvariant="normal">⋅</mi>
              <mstyle mathvariant="bold">
                <mrow>
                  <mn>0</mn>
                </mrow>
              </mstyle>
            </mrow>
          </mtd>
          <mtd>
            <mtext>=</mtext>
          </mtd>
          <mtd>
            <mstyle mathvariant="bold">
              <mrow>
                <mn>0</mn>
              </mrow>
            </mstyle>
          </mtd>
        </mtr>
        <mtr>
          <mtd>
            <mrow>
              <mi mathvariant="normal">p</mi>
              <mi mathvariant="normal">⋅</mi>
              <mstyle mathvariant="bold">
                <mrow>
                  <mn>1</mn>
                </mrow>
              </mstyle>
            </mrow>
          </mtd>
          <mtd>
            <mtext>=</mtext>
          </mtd>
          <mtd>
            <mi mathvariant="normal">p</mi>
          </mtd>
        </mtr>
      </mtable>
      <mi/>
      <mtable>
        <mtr>
          <mtd>
            <mi>komplementaritet</mi>
          </mtd>
        </mtr>
        <mtr>
          <mtd>
            <mtext/>
          </mtd>
        </mtr>
        <mtr>
          <mtd>
            <mtext/>
          </mtd>
        </mtr>
      </mtable>
    </mrow>
    <annotation encoding="StarMath 5.0">matrix{
alignr p ⋅ overline p # "=" # alignl {bold 0} ##
alignr p ⋅ {bold 0} # "=" # alignl {bold 0} ##
alignr p ⋅ {bold 1} # "=" # alignl p
}

~~~~

stack{
alignl komplementaritet #
"" #
""
}</annotation>
  </semantics>
</math>
</file>

<file path=Object 21/content.xml><?xml version="1.0" encoding="utf-8"?>
<math xmlns="http://www.w3.org/1998/Math/MathML">
  <semantics>
    <mrow>
      <mover accent="true">
        <mrow>
          <mi mathvariant="normal">x</mi>
          <mover accent="true">
            <mi mathvariant="normal">y</mi>
            <mo stretchy="false">ˉ</mo>
          </mover>
        </mrow>
        <mo>¯</mo>
      </mover>
      <mi/>
      <mi mathvariant="normal">≠</mi>
      <mi/>
      <mrow>
        <mover accent="true">
          <mi mathvariant="normal">x</mi>
          <mo stretchy="false">ˉ</mo>
        </mover>
        <mover accent="true">
          <mover accent="true">
            <mi mathvariant="normal">y</mi>
            <mo stretchy="false">ˉ</mo>
          </mover>
          <mo stretchy="false">ˉ</mo>
        </mover>
      </mrow>
    </mrow>
    <annotation encoding="StarMath 5.0">overline{x bar y} `≠` {bar x bar bar y}</annotation>
  </semantics>
</math>
</file>

<file path=Object 22/content.xml><?xml version="1.0" encoding="utf-8"?>
<math xmlns="http://www.w3.org/1998/Math/MathML">
  <semantics>
    <mrow>
      <mover accent="true">
        <mi mathvariant="normal">x</mi>
        <mo stretchy="false">ˉ</mo>
      </mover>
      <mover accent="true">
        <mi mathvariant="normal">y</mi>
        <mo stretchy="false">ˉ</mo>
      </mover>
      <mi/>
      <mi mathvariant="normal">≠</mi>
      <mi/>
      <mover accent="true">
        <mi>xy</mi>
        <mo>¯</mo>
      </mover>
    </mrow>
    <annotation encoding="StarMath 5.0">bar x bar y `≠` overline{xy}</annotation>
  </semantics>
</math>
</file>

<file path=Object 23/content.xml><?xml version="1.0" encoding="utf-8"?>
<math xmlns="http://www.w3.org/1998/Math/MathML">
  <semantics>
    <msup>
      <mi mathvariant="normal">x</mi>
      <mstyle mathsize="125%">
        <mrow>
          <msup>
            <mn>2</mn>
            <mstyle mathsize="125%">
              <mrow>
                <mi mathvariant="normal">i</mi>
              </mrow>
            </mstyle>
          </msup>
        </mrow>
      </mstyle>
    </msup>
    <annotation encoding="StarMath 5.0">x^{size *1.25 {2^{size *1.25 i}}}</annotation>
  </semantics>
</math>
</file>

<file path=Object 3/content.xml><?xml version="1.0" encoding="utf-8"?>
<math xmlns="http://www.w3.org/1998/Math/MathML">
  <semantics>
    <mfenced open="⌊" close="⌋">
      <mfrac>
        <mrow>
          <mi mathvariant="normal">δ</mi>
          <mrow>
            <mi/>
            <mi mathvariant="normal">−</mi>
            <mi/>
          </mrow>
          <mn>1</mn>
        </mrow>
        <mn>2</mn>
      </mfrac>
    </mfenced>
    <annotation encoding="StarMath 5.0">left lfloor {{δ `-` 1} over 2} right rfloor</annotation>
  </semantics>
</math>
</file>

<file path=Object 4/content.xml><?xml version="1.0" encoding="utf-8"?>
<math xmlns="http://www.w3.org/1998/Math/MathML">
  <semantics>
    <mrow>
      <mfenced open="∣" close="∣">
        <mtext>𝓒</mtext>
      </mfenced>
      <mfenced open="" close="">
        <mrow>
          <mfenced open="" close="">
            <mtable>
              <mtr>
                <mtd>
                  <mi mathvariant="normal">n</mi>
                </mtd>
              </mtr>
            </mtable>
          </mfenced>
          <mrow>
            <mi/>
            <mo stretchy="false">+</mo>
            <mi/>
          </mrow>
          <mfenced open="" close="">
            <mtable>
              <mtr>
                <mtd>
                  <mi mathvariant="normal">n</mi>
                </mtd>
              </mtr>
            </mtable>
          </mfenced>
          <mrow>
            <mi/>
            <mo stretchy="false">+</mo>
            <mi/>
          </mrow>
          <mi mathvariant="normal">…</mi>
          <mrow>
            <mi/>
            <mo stretchy="false">+</mo>
            <mi/>
          </mrow>
          <mfenced open="" close="">
            <mtable>
              <mtr>
                <mtd>
                  <mi mathvariant="normal">n</mi>
                </mtd>
              </mtr>
            </mtable>
          </mfenced>
        </mrow>
      </mfenced>
      <mi/>
      <mi mathvariant="normal">≤</mi>
      <mi/>
      <msup>
        <mn>2</mn>
        <mi mathvariant="normal">n</mi>
      </msup>
      <mi/>
      <mfenced open="" close="">
        <mrow>
          <mtext>= </mtext>
          <mfenced open="∣" close="∣">
            <msubsup>
              <mi mathvariant="normal">ℤ</mi>
              <mn>2</mn>
              <mi mathvariant="normal">n</mi>
            </msubsup>
          </mfenced>
        </mrow>
      </mfenced>
    </mrow>
    <annotation encoding="StarMath 5.0">abs "𝓒" left ( left ( binom n 0 right ) `+` left ( binom n 1 right ) `+` … `+`  left ( binom n e right ) right ) `≤` 2^n `` left ( "= " abs{ℤ sub 2 sup n} right )</annotation>
  </semantics>
</math>
</file>

<file path=Object 5/content.xml><?xml version="1.0" encoding="utf-8"?>
<math xmlns="http://www.w3.org/1998/Math/MathML">
  <semantics>
    <msubsup>
      <mi mathvariant="normal">ℤ</mi>
      <mn>2</mn>
      <mi mathvariant="normal">n</mi>
    </msubsup>
    <annotation encoding="StarMath 5.0">ℤ sub 2 sup n</annotation>
  </semantics>
</math>
</file>

<file path=Object 6/content.xml><?xml version="1.0" encoding="utf-8"?>
<math xmlns="http://www.w3.org/1998/Math/MathML">
  <semantics>
    <mfenced open="" close="">
      <mrow>
        <msubsup>
          <mi mathvariant="normal">ℤ</mi>
          <mn>2</mn>
          <mi mathvariant="normal">n</mi>
        </msubsup>
        <mi mathvariant="normal">,</mi>
        <mi/>
        <mtext>+</mtext>
      </mrow>
    </mfenced>
    <annotation encoding="StarMath 5.0">left ( ℤ sub 2 sup n,` "+" right )</annotation>
  </semantics>
</math>
</file>

<file path=Object 7/content.xml><?xml version="1.0" encoding="utf-8"?>
<math xmlns="http://www.w3.org/1998/Math/MathML">
  <semantics>
    <msubsup>
      <mi mathvariant="normal">ℤ</mi>
      <mn>2</mn>
      <mi mathvariant="normal">n</mi>
    </msubsup>
    <annotation encoding="StarMath 5.0">ℤ sub 2 sup n</annotation>
  </semantics>
</math>
</file>

<file path=Object 8/content.xml><?xml version="1.0" encoding="utf-8"?>
<math xmlns="http://www.w3.org/1998/Math/MathML">
  <semantics>
    <mover accent="true">
      <mn>0</mn>
      <mo stretchy="false">→</mo>
    </mover>
    <annotation encoding="StarMath 5.0">vec 0</annotation>
  </semantics>
</math>
</file>

<file path=Object 9/content.xml><?xml version="1.0" encoding="utf-8"?>
<math xmlns="http://www.w3.org/1998/Math/MathML">
  <semantics>
    <mover accent="true">
      <mn>0</mn>
      <mo stretchy="false">→</mo>
    </mover>
    <annotation encoding="StarMath 5.0">vec 0</annotation>
  </semantics>
</math>
</file>